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6.39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00ff6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fo:border="0.06pt solid #000000"/>
    </style:style>
    <style:style style:name="ce6" style:family="table-cell" style:parent-style-name="Default">
      <style:table-cell-properties fo:background-color="#00ff66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>
      <style:table-cell-properties fo:background-color="#00ccff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00ff66" fo:wrap-option="wrap" fo:border="0.06pt solid #000000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frame draw:z-index="0" draw:style-name="gr1" draw:text-style-name="P1" svg:width="159.99mm" svg:height="89.99mm" svg:x="127.86mm" svg:y="82.28mm">
            <loext:p draw:notify-on-update-of-ranges="Hoja1.A19:Hoja1.A19 Hoja1.A20:Hoja1.A26 Hoja1.D19:Hoja1.D19 Hoja1.D20:Hoja1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7mm" svg:y="160.77mm">
            <loext:p draw:notify-on-update-of-ranges="Hoja1.A29:Hoja1.A29 Hoja1.A30:Hoja1.A36 Hoja1.D29:Hoja1.D29 Hoja1.D30:Hoja1.D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8.68mm" svg:y="259.33mm">
            <loext:p draw:notify-on-update-of-ranges="Hoja1.A50:Hoja1.A50 Hoja1.A51:Hoja1.A57 Hoja1.D50:Hoja1.D50 Hoja1.D51:Hoja1.D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9.13mm" svg:y="333.3mm">
            <loext:p draw:notify-on-update-of-ranges="Hoja1.A61:Hoja1.A61 Hoja1.A62:Hoja1.A68 Hoja1.D61:Hoja1.D61 Hoja1.D62:Hoja1.D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34.46mm" svg:y="425.95mm">
            <loext:p draw:notify-on-update-of-ranges="Hoja1.A72:Hoja1.A72 Hoja1.A73:Hoja1.A79 Hoja1.D72:Hoja1.D72 Hoja1.D73:Hoja1.D7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.96mm" svg:y="180.5mm">
            <loext:p draw:notify-on-update-of-ranges="Hoja1.A40:Hoja1.A40 Hoja1.A41:Hoja1.A47 Hoja1.B40:Hoja1.B40 Hoja1.B41:Hoja1.B47 Hoja1.A40:Hoja1.A40 Hoja1.A41:Hoja1.A47 Hoja1.C40:Hoja1.C40 Hoja1.C41:Hoja1.C47 Hoja1.A40:Hoja1.A40 Hoja1.A41:Hoja1.A47 Hoja1.D40:Hoja1.D40 Hoja1.D41:Hoja1.D47 Hoja1.A40:Hoja1.A40 Hoja1.A41:Hoja1.A47 Hoja1.E40:Hoja1.E40 Hoja1.E41:Hoja1.E47 Hoja1.A40:Hoja1.A40 Hoja1.A41:Hoja1.A47 Hoja1.F40:Hoja1.F40 Hoja1.F41:Hoja1.F4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MPLEMENTACIÓN CON PARALLEL FOR SIMPLE (tiempo dado en segundos)</text:p>
          </table:table-cell>
          <table:covered-table-cell table:style-name="ce6"/>
          <table:covered-table-cell table:style-name="ce11"/>
          <table:covered-table-cell table:style-name="ce2"/>
          <table:covered-table-cell table:number-columns-repeated="4" table:style-name="ce3"/>
          <table:table-cell table:number-columns-repeated="2"/>
          <table:table-cell table:style-name="ce12" office:value-type="string" calcext:value-type="string" table:number-columns-spanned="8" table:number-rows-spanned="1">
            <text:p>IMPLEMENTACIÓN SECUENCIAL (tiempo dado en segundos)</text:p>
          </table:table-cell>
          <table:covered-table-cell table:number-columns-repeated="7" table:style-name="ce9"/>
          <table:table-cell/>
          <table:table-cell table:style-name="ce12" office:value-type="string" calcext:value-type="string" table:number-columns-spanned="8" table:number-rows-spanned="1">
            <text:p>IMPLEMENTACIÓN CON PARALLEL FOR INTERNO (tiempo dado en segundos)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2"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Default" office:value-type="float" office:value="0.005528" calcext:value-type="float">
            <text:p>0,005528</text:p>
          </table:table-cell>
          <table:table-cell office:value-type="float" office:value="0.008965" calcext:value-type="float">
            <text:p>0,008965</text:p>
          </table:table-cell>
          <table:table-cell table:style-name="Default" office:value-type="float" office:value="0.076557" calcext:value-type="float">
            <text:p>0,076557</text:p>
          </table:table-cell>
          <table:table-cell office:value-type="float" office:value="1.346131" calcext:value-type="float">
            <text:p>1,346131</text:p>
          </table:table-cell>
          <table:table-cell office:value-type="float" office:value="7.233446" calcext:value-type="float">
            <text:p>7,233446</text:p>
          </table:table-cell>
          <table:table-cell office:value-type="float" office:value="14.49838" calcext:value-type="float">
            <text:p>14,49838</text:p>
          </table:table-cell>
          <table:table-cell office:value-type="float" office:value="126.110244" calcext:value-type="float">
            <text:p>126,11024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8771" calcext:value-type="float">
            <text:p>0,008771</text:p>
          </table:table-cell>
          <table:table-cell office:value-type="float" office:value="0.072307" calcext:value-type="float">
            <text:p>0,072307</text:p>
          </table:table-cell>
          <table:table-cell office:value-type="float" office:value="1.759751" calcext:value-type="float">
            <text:p>1,759751</text:p>
          </table:table-cell>
          <table:table-cell office:value-type="float" office:value="12.035496" calcext:value-type="float">
            <text:p>12,035496</text:p>
          </table:table-cell>
          <table:table-cell office:value-type="float" office:value="25.396853" calcext:value-type="float">
            <text:p>25,396853</text:p>
          </table:table-cell>
          <table:table-cell office:value-type="float" office:value="213.941397" calcext:value-type="float">
            <text:p>213,94139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0.019982" calcext:value-type="float">
            <text:p>0,019982</text:p>
          </table:table-cell>
          <table:table-cell office:value-type="float" office:value="0.19513" calcext:value-type="float">
            <text:p>0,19513</text:p>
          </table:table-cell>
          <table:table-cell office:value-type="float" office:value="2.13211" calcext:value-type="float">
            <text:p>2,13211</text:p>
          </table:table-cell>
          <table:table-cell office:value-type="float" office:value="8.648937" calcext:value-type="float">
            <text:p>8,648937</text:p>
          </table:table-cell>
          <table:table-cell office:value-type="float" office:value="17.328293" calcext:value-type="float">
            <text:p>17,328293</text:p>
          </table:table-cell>
          <table:table-cell office:value-type="float" office:value="140.250083" calcext:value-type="float">
            <text:p>140,25008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0.000263" calcext:value-type="float">
            <text:p>0,000263</text:p>
          </table:table-cell>
          <table:table-cell office:value-type="float" office:value="0.01125" calcext:value-type="float">
            <text:p>0,01125</text:p>
          </table:table-cell>
          <table:table-cell table:style-name="Default" office:value-type="float" office:value="0.073632" calcext:value-type="float">
            <text:p>0,073632</text:p>
          </table:table-cell>
          <table:table-cell office:value-type="float" office:value="1.340316" calcext:value-type="float">
            <text:p>1,340316</text:p>
          </table:table-cell>
          <table:table-cell office:value-type="float" office:value="7.05998" calcext:value-type="float">
            <text:p>7,05998</text:p>
          </table:table-cell>
          <table:table-cell office:value-type="float" office:value="14.204323" calcext:value-type="float">
            <text:p>14,204323</text:p>
          </table:table-cell>
          <table:table-cell office:value-type="float" office:value="121.676311" calcext:value-type="float">
            <text:p>121,67631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8784" calcext:value-type="float">
            <text:p>0,008784</text:p>
          </table:table-cell>
          <table:table-cell office:value-type="float" office:value="0.071328" calcext:value-type="float">
            <text:p>0,071328</text:p>
          </table:table-cell>
          <table:table-cell office:value-type="float" office:value="1.881592" calcext:value-type="float">
            <text:p>1,881592</text:p>
          </table:table-cell>
          <table:table-cell office:value-type="float" office:value="12.065066" calcext:value-type="float">
            <text:p>12,065066</text:p>
          </table:table-cell>
          <table:table-cell office:value-type="float" office:value="25.0313" calcext:value-type="float">
            <text:p>25,0313</text:p>
          </table:table-cell>
          <table:table-cell office:value-type="float" office:value="213.749187" calcext:value-type="float">
            <text:p>213,74918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15777" calcext:value-type="float">
            <text:p>0,015777</text:p>
          </table:table-cell>
          <table:table-cell office:value-type="float" office:value="0.089137" calcext:value-type="float">
            <text:p>0,089137</text:p>
          </table:table-cell>
          <table:table-cell office:value-type="float" office:value="1.516236" calcext:value-type="float">
            <text:p>1,516236</text:p>
          </table:table-cell>
          <table:table-cell office:value-type="float" office:value="8.62892" calcext:value-type="float">
            <text:p>8,62892</text:p>
          </table:table-cell>
          <table:table-cell office:value-type="float" office:value="18.428751" calcext:value-type="float">
            <text:p>18,428751</text:p>
          </table:table-cell>
          <table:table-cell office:value-type="float" office:value="137.71255" calcext:value-type="float">
            <text:p>137,7125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Default" office:value-type="float" office:value="0.000159" calcext:value-type="float">
            <text:p>0,000159</text:p>
          </table:table-cell>
          <table:table-cell office:value-type="float" office:value="0.009879" calcext:value-type="float">
            <text:p>0,009879</text:p>
          </table:table-cell>
          <table:table-cell table:style-name="Default" office:value-type="float" office:value="0.067521" calcext:value-type="float">
            <text:p>0,067521</text:p>
          </table:table-cell>
          <table:table-cell office:value-type="float" office:value="1.390727" calcext:value-type="float">
            <text:p>1,390727</text:p>
          </table:table-cell>
          <table:table-cell office:value-type="float" office:value="6.960994" calcext:value-type="float">
            <text:p>6,960994</text:p>
          </table:table-cell>
          <table:table-cell office:value-type="float" office:value="17.292157" calcext:value-type="float">
            <text:p>17,292157</text:p>
          </table:table-cell>
          <table:table-cell office:value-type="float" office:value="124.506123" calcext:value-type="float">
            <text:p>124,50612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9258" calcext:value-type="float">
            <text:p>0,009258</text:p>
          </table:table-cell>
          <table:table-cell office:value-type="float" office:value="0.07011" calcext:value-type="float">
            <text:p>0,07011</text:p>
          </table:table-cell>
          <table:table-cell office:value-type="float" office:value="1.807437" calcext:value-type="float">
            <text:p>1,807437</text:p>
          </table:table-cell>
          <table:table-cell office:value-type="float" office:value="12.085939" calcext:value-type="float">
            <text:p>12,085939</text:p>
          </table:table-cell>
          <table:table-cell office:value-type="float" office:value="24.883025" calcext:value-type="float">
            <text:p>24,883025</text:p>
          </table:table-cell>
          <table:table-cell office:value-type="float" office:value="212.709321" calcext:value-type="float">
            <text:p>212,70932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000223" calcext:value-type="float">
            <text:p>0,000223</text:p>
          </table:table-cell>
          <table:table-cell office:value-type="float" office:value="0.017999" calcext:value-type="float">
            <text:p>0,017999</text:p>
          </table:table-cell>
          <table:table-cell office:value-type="float" office:value="0.095888" calcext:value-type="float">
            <text:p>0,095888</text:p>
          </table:table-cell>
          <table:table-cell office:value-type="float" office:value="2.377375" calcext:value-type="float">
            <text:p>2,377375</text:p>
          </table:table-cell>
          <table:table-cell office:value-type="float" office:value="9.340087" calcext:value-type="float">
            <text:p>9,340087</text:p>
          </table:table-cell>
          <table:table-cell office:value-type="float" office:value="16.216597" calcext:value-type="float">
            <text:p>16,216597</text:p>
          </table:table-cell>
          <table:table-cell office:value-type="float" office:value="145.179216" calcext:value-type="float">
            <text:p>145,17921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Default" office:value-type="float" office:value="0.000291" calcext:value-type="float">
            <text:p>0,000291</text:p>
          </table:table-cell>
          <table:table-cell office:value-type="float" office:value="0.011916" calcext:value-type="float">
            <text:p>0,011916</text:p>
          </table:table-cell>
          <table:table-cell table:style-name="Default" office:value-type="float" office:value="0.071285" calcext:value-type="float">
            <text:p>0,071285</text:p>
          </table:table-cell>
          <table:table-cell office:value-type="float" office:value="1.33237" calcext:value-type="float">
            <text:p>1,33237</text:p>
          </table:table-cell>
          <table:table-cell office:value-type="float" office:value="7.022125" calcext:value-type="float">
            <text:p>7,022125</text:p>
          </table:table-cell>
          <table:table-cell office:value-type="float" office:value="13.936717" calcext:value-type="float">
            <text:p>13,936717</text:p>
          </table:table-cell>
          <table:table-cell office:value-type="float" office:value="118.961417" calcext:value-type="float">
            <text:p>118,961417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9038" calcext:value-type="float">
            <text:p>0,009038</text:p>
          </table:table-cell>
          <table:table-cell office:value-type="float" office:value="0.073835" calcext:value-type="float">
            <text:p>0,073835</text:p>
          </table:table-cell>
          <table:table-cell office:value-type="float" office:value="1.835115" calcext:value-type="float">
            <text:p>1,835115</text:p>
          </table:table-cell>
          <table:table-cell office:value-type="float" office:value="12.242458" calcext:value-type="float">
            <text:p>12,242458</text:p>
          </table:table-cell>
          <table:table-cell office:value-type="float" office:value="25.180766" calcext:value-type="float">
            <text:p>25,180766</text:p>
          </table:table-cell>
          <table:table-cell office:value-type="float" office:value="213.095769" calcext:value-type="float">
            <text:p>213,09576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15046" calcext:value-type="float">
            <text:p>0,015046</text:p>
          </table:table-cell>
          <table:table-cell office:value-type="float" office:value="0.088315" calcext:value-type="float">
            <text:p>0,088315</text:p>
          </table:table-cell>
          <table:table-cell office:value-type="float" office:value="2.714773" calcext:value-type="float">
            <text:p>2,714773</text:p>
          </table:table-cell>
          <table:table-cell office:value-type="float" office:value="9.753879" calcext:value-type="float">
            <text:p>9,753879</text:p>
          </table:table-cell>
          <table:table-cell office:value-type="float" office:value="16.569035" calcext:value-type="float">
            <text:p>16,569035</text:p>
          </table:table-cell>
          <table:table-cell office:value-type="float" office:value="140.559589" calcext:value-type="float">
            <text:p>140,55958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Default" office:value-type="float" office:value="0.000265" calcext:value-type="float">
            <text:p>0,000265</text:p>
          </table:table-cell>
          <table:table-cell office:value-type="float" office:value="0.009762" calcext:value-type="float">
            <text:p>0,009762</text:p>
          </table:table-cell>
          <table:table-cell table:style-name="Default" office:value-type="float" office:value="0.070775" calcext:value-type="float">
            <text:p>0,070775</text:p>
          </table:table-cell>
          <table:table-cell office:value-type="float" office:value="1.407448" calcext:value-type="float">
            <text:p>1,407448</text:p>
          </table:table-cell>
          <table:table-cell office:value-type="float" office:value="6.952894" calcext:value-type="float">
            <text:p>6,952894</text:p>
          </table:table-cell>
          <table:table-cell office:value-type="float" office:value="13.952808" calcext:value-type="float">
            <text:p>13,952808</text:p>
          </table:table-cell>
          <table:table-cell office:value-type="float" office:value="118.302521" calcext:value-type="float">
            <text:p>118,30252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8747" calcext:value-type="float">
            <text:p>0,008747</text:p>
          </table:table-cell>
          <table:table-cell office:value-type="float" office:value="0.071709" calcext:value-type="float">
            <text:p>0,071709</text:p>
          </table:table-cell>
          <table:table-cell office:value-type="float" office:value="1.706654" calcext:value-type="float">
            <text:p>1,706654</text:p>
          </table:table-cell>
          <table:table-cell office:value-type="float" office:value="12.019584" calcext:value-type="float">
            <text:p>12,019584</text:p>
          </table:table-cell>
          <table:table-cell office:value-type="float" office:value="25.436227" calcext:value-type="float">
            <text:p>25,436227</text:p>
          </table:table-cell>
          <table:table-cell office:value-type="float" office:value="211.566042" calcext:value-type="float">
            <text:p>211,56604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14444" calcext:value-type="float">
            <text:p>0,014444</text:p>
          </table:table-cell>
          <table:table-cell office:value-type="float" office:value="0.107908" calcext:value-type="float">
            <text:p>0,107908</text:p>
          </table:table-cell>
          <table:table-cell office:value-type="float" office:value="1.600116" calcext:value-type="float">
            <text:p>1,600116</text:p>
          </table:table-cell>
          <table:table-cell office:value-type="float" office:value="9.561965" calcext:value-type="float">
            <text:p>9,561965</text:p>
          </table:table-cell>
          <table:table-cell office:value-type="float" office:value="21.012532" calcext:value-type="float">
            <text:p>21,012532</text:p>
          </table:table-cell>
          <table:table-cell office:value-type="float" office:value="136.918218" calcext:value-type="float">
            <text:p>136,91821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Default" office:value-type="float" office:value="0.000294" calcext:value-type="float">
            <text:p>0,000294</text:p>
          </table:table-cell>
          <table:table-cell office:value-type="float" office:value="0.012432" calcext:value-type="float">
            <text:p>0,012432</text:p>
          </table:table-cell>
          <table:table-cell table:style-name="Default" office:value-type="float" office:value="0.077404" calcext:value-type="float">
            <text:p>0,077404</text:p>
          </table:table-cell>
          <table:table-cell office:value-type="float" office:value="1.404966" calcext:value-type="float">
            <text:p>1,404966</text:p>
          </table:table-cell>
          <table:table-cell office:value-type="float" office:value="7.042695" calcext:value-type="float">
            <text:p>7,042695</text:p>
          </table:table-cell>
          <table:table-cell office:value-type="float" office:value="14.117546" calcext:value-type="float">
            <text:p>14,117546</text:p>
          </table:table-cell>
          <table:table-cell office:value-type="float" office:value="119.919332" calcext:value-type="float">
            <text:p>119,91933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10817" calcext:value-type="float">
            <text:p>0,010817</text:p>
          </table:table-cell>
          <table:table-cell office:value-type="float" office:value="0.070331" calcext:value-type="float">
            <text:p>0,070331</text:p>
          </table:table-cell>
          <table:table-cell office:value-type="float" office:value="1.744085" calcext:value-type="float">
            <text:p>1,744085</text:p>
          </table:table-cell>
          <table:table-cell office:value-type="float" office:value="12.009781" calcext:value-type="float">
            <text:p>12,009781</text:p>
          </table:table-cell>
          <table:table-cell office:value-type="float" office:value="24.8994" calcext:value-type="float">
            <text:p>24,8994</text:p>
          </table:table-cell>
          <table:table-cell office:value-type="float" office:value="213.155116" calcext:value-type="float">
            <text:p>213,15511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28574" calcext:value-type="float">
            <text:p>0,028574</text:p>
          </table:table-cell>
          <table:table-cell office:value-type="float" office:value="0.080739" calcext:value-type="float">
            <text:p>0,080739</text:p>
          </table:table-cell>
          <table:table-cell office:value-type="float" office:value="1.620973" calcext:value-type="float">
            <text:p>1,620973</text:p>
          </table:table-cell>
          <table:table-cell office:value-type="float" office:value="9.824838" calcext:value-type="float">
            <text:p>9,824838</text:p>
          </table:table-cell>
          <table:table-cell office:value-type="float" office:value="20.433866" calcext:value-type="float">
            <text:p>20,433866</text:p>
          </table:table-cell>
          <table:table-cell office:value-type="float" office:value="136.465973" calcext:value-type="float">
            <text:p>136,46597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Default" office:value-type="float" office:value="0.000251" calcext:value-type="float">
            <text:p>0,000251</text:p>
          </table:table-cell>
          <table:table-cell office:value-type="float" office:value="0.009449" calcext:value-type="float">
            <text:p>0,009449</text:p>
          </table:table-cell>
          <table:table-cell table:style-name="Default" office:value-type="float" office:value="0.070285" calcext:value-type="float">
            <text:p>0,070285</text:p>
          </table:table-cell>
          <table:table-cell office:value-type="float" office:value="1.34476" calcext:value-type="float">
            <text:p>1,34476</text:p>
          </table:table-cell>
          <table:table-cell office:value-type="float" office:value="7.026591" calcext:value-type="float">
            <text:p>7,026591</text:p>
          </table:table-cell>
          <table:table-cell office:value-type="float" office:value="14.117452" calcext:value-type="float">
            <text:p>14,117452</text:p>
          </table:table-cell>
          <table:table-cell office:value-type="float" office:value="128.420964" calcext:value-type="float">
            <text:p>128,420964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11855" calcext:value-type="float">
            <text:p>0,011855</text:p>
          </table:table-cell>
          <table:table-cell office:value-type="float" office:value="0.071884" calcext:value-type="float">
            <text:p>0,071884</text:p>
          </table:table-cell>
          <table:table-cell office:value-type="float" office:value="1.718986" calcext:value-type="float">
            <text:p>1,718986</text:p>
          </table:table-cell>
          <table:table-cell office:value-type="float" office:value="12.061956" calcext:value-type="float">
            <text:p>12,061956</text:p>
          </table:table-cell>
          <table:table-cell office:value-type="float" office:value="24.908189" calcext:value-type="float">
            <text:p>24,908189</text:p>
          </table:table-cell>
          <table:table-cell office:value-type="float" office:value="211.620494" calcext:value-type="float">
            <text:p>211,62049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1569" calcext:value-type="float">
            <text:p>0,01569</text:p>
          </table:table-cell>
          <table:table-cell office:value-type="float" office:value="0.124399" calcext:value-type="float">
            <text:p>0,124399</text:p>
          </table:table-cell>
          <table:table-cell office:value-type="float" office:value="1.691317" calcext:value-type="float">
            <text:p>1,691317</text:p>
          </table:table-cell>
          <table:table-cell office:value-type="float" office:value="8.519125" calcext:value-type="float">
            <text:p>8,519125</text:p>
          </table:table-cell>
          <table:table-cell office:value-type="float" office:value="16.315283" calcext:value-type="float">
            <text:p>16,315283</text:p>
          </table:table-cell>
          <table:table-cell office:value-type="float" office:value="144.726904" calcext:value-type="float">
            <text:p>144,72690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Default" office:value-type="float" office:value="0.00029" calcext:value-type="float">
            <text:p>0,00029</text:p>
          </table:table-cell>
          <table:table-cell office:value-type="float" office:value="0.011612" calcext:value-type="float">
            <text:p>0,011612</text:p>
          </table:table-cell>
          <table:table-cell table:style-name="Default" office:value-type="float" office:value="0.071411" calcext:value-type="float">
            <text:p>0,071411</text:p>
          </table:table-cell>
          <table:table-cell office:value-type="float" office:value="1.354603" calcext:value-type="float">
            <text:p>1,354603</text:p>
          </table:table-cell>
          <table:table-cell office:value-type="float" office:value="7.136933" calcext:value-type="float">
            <text:p>7,136933</text:p>
          </table:table-cell>
          <table:table-cell office:value-type="float" office:value="13.884873" calcext:value-type="float">
            <text:p>13,884873</text:p>
          </table:table-cell>
          <table:table-cell office:value-type="float" office:value="120.759684" calcext:value-type="float">
            <text:p>120,759684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878" calcext:value-type="float">
            <text:p>0,00878</text:p>
          </table:table-cell>
          <table:table-cell office:value-type="float" office:value="0.071871" calcext:value-type="float">
            <text:p>0,071871</text:p>
          </table:table-cell>
          <table:table-cell office:value-type="float" office:value="1.737526" calcext:value-type="float">
            <text:p>1,737526</text:p>
          </table:table-cell>
          <table:table-cell office:value-type="float" office:value="12.034764" calcext:value-type="float">
            <text:p>12,034764</text:p>
          </table:table-cell>
          <table:table-cell office:value-type="float" office:value="25.00652" calcext:value-type="float">
            <text:p>25,00652</text:p>
          </table:table-cell>
          <table:table-cell office:value-type="float" office:value="215.903673" calcext:value-type="float">
            <text:p>215,90367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0.003263" calcext:value-type="float">
            <text:p>0,003263</text:p>
          </table:table-cell>
          <table:table-cell office:value-type="float" office:value="0.011117" calcext:value-type="float">
            <text:p>0,011117</text:p>
          </table:table-cell>
          <table:table-cell office:value-type="float" office:value="0.146674" calcext:value-type="float">
            <text:p>0,146674</text:p>
          </table:table-cell>
          <table:table-cell office:value-type="float" office:value="1.896993" calcext:value-type="float">
            <text:p>1,896993</text:p>
          </table:table-cell>
          <table:table-cell office:value-type="float" office:value="9.147664" calcext:value-type="float">
            <text:p>9,147664</text:p>
          </table:table-cell>
          <table:table-cell office:value-type="float" office:value="16.261129" calcext:value-type="float">
            <text:p>16,261129</text:p>
          </table:table-cell>
          <table:table-cell office:value-type="float" office:value="142.612734" calcext:value-type="float">
            <text:p>142,61273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Default" office:value-type="float" office:value="0.000259" calcext:value-type="float">
            <text:p>0,000259</text:p>
          </table:table-cell>
          <table:table-cell office:value-type="float" office:value="0.009565" calcext:value-type="float">
            <text:p>0,009565</text:p>
          </table:table-cell>
          <table:table-cell table:style-name="Default" office:value-type="float" office:value="0.074851" calcext:value-type="float">
            <text:p>0,074851</text:p>
          </table:table-cell>
          <table:table-cell office:value-type="float" office:value="1.404983" calcext:value-type="float">
            <text:p>1,404983</text:p>
          </table:table-cell>
          <table:table-cell office:value-type="float" office:value="7.152014" calcext:value-type="float">
            <text:p>7,152014</text:p>
          </table:table-cell>
          <table:table-cell office:value-type="float" office:value="14.08413" calcext:value-type="float">
            <text:p>14,08413</text:p>
          </table:table-cell>
          <table:table-cell office:value-type="float" office:value="119.456063" calcext:value-type="float">
            <text:p>119,456063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12484" calcext:value-type="float">
            <text:p>0,012484</text:p>
          </table:table-cell>
          <table:table-cell office:value-type="float" office:value="0.06996" calcext:value-type="float">
            <text:p>0,06996</text:p>
          </table:table-cell>
          <table:table-cell office:value-type="float" office:value="1.702496" calcext:value-type="float">
            <text:p>1,702496</text:p>
          </table:table-cell>
          <table:table-cell office:value-type="float" office:value="12.170307" calcext:value-type="float">
            <text:p>12,170307</text:p>
          </table:table-cell>
          <table:table-cell office:value-type="float" office:value="25.025866" calcext:value-type="float">
            <text:p>25,025866</text:p>
          </table:table-cell>
          <table:table-cell office:value-type="float" office:value="212.939294" calcext:value-type="float">
            <text:p>212,93929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1489" calcext:value-type="float">
            <text:p>0,01489</text:p>
          </table:table-cell>
          <table:table-cell office:value-type="float" office:value="0.144697" calcext:value-type="float">
            <text:p>0,144697</text:p>
          </table:table-cell>
          <table:table-cell office:value-type="float" office:value="3.056417" calcext:value-type="float">
            <text:p>3,056417</text:p>
          </table:table-cell>
          <table:table-cell office:value-type="float" office:value="10.013688" calcext:value-type="float">
            <text:p>10,013688</text:p>
          </table:table-cell>
          <table:table-cell office:value-type="float" office:value="18.128239" calcext:value-type="float">
            <text:p>18,128239</text:p>
          </table:table-cell>
          <table:table-cell office:value-type="float" office:value="140.379826" calcext:value-type="float">
            <text:p>140,37982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Default" office:value-type="float" office:value="0.000193" calcext:value-type="float">
            <text:p>0,000193</text:p>
          </table:table-cell>
          <table:table-cell office:value-type="float" office:value="0.013076" calcext:value-type="float">
            <text:p>0,013076</text:p>
          </table:table-cell>
          <table:table-cell table:style-name="Default" office:value-type="float" office:value="0.066774" calcext:value-type="float">
            <text:p>0,066774</text:p>
          </table:table-cell>
          <table:table-cell office:value-type="float" office:value="1.349866" calcext:value-type="float">
            <text:p>1,349866</text:p>
          </table:table-cell>
          <table:table-cell office:value-type="float" office:value="6.969749" calcext:value-type="float">
            <text:p>6,969749</text:p>
          </table:table-cell>
          <table:table-cell office:value-type="float" office:value="14.100817" calcext:value-type="float">
            <text:p>14,100817</text:p>
          </table:table-cell>
          <table:table-cell office:value-type="float" office:value="145.837268" calcext:value-type="float">
            <text:p>145,837268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8764" calcext:value-type="float">
            <text:p>0,008764</text:p>
          </table:table-cell>
          <table:table-cell office:value-type="float" office:value="0.074192" calcext:value-type="float">
            <text:p>0,074192</text:p>
          </table:table-cell>
          <table:table-cell office:value-type="float" office:value="1.785628" calcext:value-type="float">
            <text:p>1,785628</text:p>
          </table:table-cell>
          <table:table-cell office:value-type="float" office:value="12.033609" calcext:value-type="float">
            <text:p>12,033609</text:p>
          </table:table-cell>
          <table:table-cell office:value-type="float" office:value="24.975166" calcext:value-type="float">
            <text:p>24,975166</text:p>
          </table:table-cell>
          <table:table-cell office:value-type="float" office:value="213.207626" calcext:value-type="float">
            <text:p>213,20762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0.000321" calcext:value-type="float">
            <text:p>0,000321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207514" calcext:value-type="float">
            <text:p>0,207514</text:p>
          </table:table-cell>
          <table:table-cell office:value-type="float" office:value="2.171201" calcext:value-type="float">
            <text:p>2,171201</text:p>
          </table:table-cell>
          <table:table-cell office:value-type="float" office:value="10.982408" calcext:value-type="float">
            <text:p>10,982408</text:p>
          </table:table-cell>
          <table:table-cell office:value-type="float" office:value="21.368241" calcext:value-type="float">
            <text:p>21,368241</text:p>
          </table:table-cell>
          <table:table-cell office:value-type="float" office:value="144.391553" calcext:value-type="float">
            <text:p>144,391553</text:p>
          </table:table-cell>
        </table:table-row>
        <table:table-row table:style-name="ro1">
          <table:table-cell table:style-name="ce2" office:value-type="string" calcext:value-type="string">
            <text:p>Promedio</text:p>
          </table:table-cell>
          <table:table-cell table:style-name="ce7" table:formula="of:=AVERAGE([.B3:.B12])" office:value-type="float" office:value="0.0007793" calcext:value-type="float">
            <text:p>0,00077930</text:p>
          </table:table-cell>
          <table:table-cell table:style-name="ce9" table:formula="of:=AVERAGE([.C3:.C12])" office:value-type="float" office:value="0.0107906" calcext:value-type="float">
            <text:p>0,0107906</text:p>
          </table:table-cell>
          <table:table-cell table:formula="of:=AVERAGE([.D3:.D12])" office:value-type="float" office:value="0.0720495" calcext:value-type="float">
            <text:p>0,0720495</text:p>
          </table:table-cell>
          <table:table-cell table:style-name="ce9" table:formula="of:=AVERAGE([.E3:.E12])" office:value-type="float" office:value="1.367617" calcext:value-type="float">
            <text:p>1,367617</text:p>
          </table:table-cell>
          <table:table-cell table:style-name="ce9" table:formula="of:=AVERAGE([.F3:.F12])" office:value-type="float" office:value="7.0557421" calcext:value-type="float">
            <text:p>7,0557421</text:p>
          </table:table-cell>
          <table:table-cell table:style-name="ce9" table:formula="of:=AVERAGE([.G3:.G12])" office:value-type="float" office:value="14.4189203" calcext:value-type="float">
            <text:p>14,4189203</text:p>
          </table:table-cell>
          <table:table-cell table:style-name="ce9" table:formula="of:=AVERAGE([.H3:.H12])" office:value-type="float" office:value="124.3949927" calcext:value-type="float">
            <text:p>124,3949927</text:p>
          </table:table-cell>
          <table:table-cell table:number-columns-repeated="2"/>
          <table:table-cell table:style-name="ce2" office:value-type="string" calcext:value-type="string">
            <text:p>Promedio</text:p>
          </table:table-cell>
          <table:table-cell table:style-name="ce9" table:formula="of:=AVERAGE([.L3:.L12])" office:value-type="float" office:value="0.0000151" calcext:value-type="float">
            <text:p>0,0000151</text:p>
          </table:table-cell>
          <table:table-cell table:style-name="ce9" table:formula="of:=AVERAGE([.M3:.M12])" office:value-type="float" office:value="0.0097298" calcext:value-type="float">
            <text:p>0,0097298</text:p>
          </table:table-cell>
          <table:table-cell table:style-name="ce9" table:formula="of:=AVERAGE([.N3:.N12])" office:value-type="float" office:value="0.0717527" calcext:value-type="float">
            <text:p>0,0717527</text:p>
          </table:table-cell>
          <table:table-cell table:style-name="ce9" table:formula="of:=AVERAGE([.O3:.O12])" office:value-type="float" office:value="1.767927" calcext:value-type="float">
            <text:p>1,767927</text:p>
          </table:table-cell>
          <table:table-cell table:style-name="ce9" table:formula="of:=AVERAGE([.P3:.P12])" office:value-type="float" office:value="12.075896" calcext:value-type="float">
            <text:p>12,075896</text:p>
          </table:table-cell>
          <table:table-cell table:style-name="ce9" table:formula="of:=AVERAGE([.Q3:.Q12])" office:value-type="float" office:value="25.0743312" calcext:value-type="float">
            <text:p>25,0743312</text:p>
          </table:table-cell>
          <table:table-cell table:style-name="ce9" table:formula="of:=AVERAGE([.R3:.R12])" office:value-type="float" office:value="213.1887919" calcext:value-type="float">
            <text:p>213,1887919</text:p>
          </table:table-cell>
          <table:table-cell/>
          <table:table-cell table:style-name="ce2" office:value-type="string" calcext:value-type="string">
            <text:p>Promedio</text:p>
          </table:table-cell>
          <table:table-cell table:style-name="ce9" table:formula="of:=AVERAGE([.U3:.U12])" office:value-type="float" office:value="0.0007985" calcext:value-type="float">
            <text:p>0,0007985</text:p>
          </table:table-cell>
          <table:table-cell table:style-name="ce9" table:formula="of:=AVERAGE([.V3:.V12])" office:value-type="float" office:value="0.0169319" calcext:value-type="float">
            <text:p>0,0169319</text:p>
          </table:table-cell>
          <table:table-cell table:style-name="ce9" table:formula="of:=AVERAGE([.W3:.W12])" office:value-type="float" office:value="0.1280401" calcext:value-type="float">
            <text:p>0,1280401</text:p>
          </table:table-cell>
          <table:table-cell table:style-name="ce9" table:formula="of:=AVERAGE([.X3:.X12])" office:value-type="float" office:value="2.0777511" calcext:value-type="float">
            <text:p>2,0777511</text:p>
          </table:table-cell>
          <table:table-cell table:style-name="ce9" table:formula="of:=AVERAGE([.Y3:.Y12])" office:value-type="float" office:value="9.4421511" calcext:value-type="float">
            <text:p>9,4421511</text:p>
          </table:table-cell>
          <table:table-cell table:style-name="ce9" table:formula="of:=AVERAGE([.Z3:.Z12])" office:value-type="float" office:value="18.2061966" calcext:value-type="float">
            <text:p>18,2061966</text:p>
          </table:table-cell>
          <table:table-cell table:style-name="ce9" table:formula="of:=AVERAGE([.AA3:.AA12])" office:value-type="float" office:value="140.9196646" calcext:value-type="float">
            <text:p>140,9196646</text:p>
          </table:table-cell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simple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B13]" office:value-type="float" office:value="0.0007793" calcext:value-type="float">
            <text:p>0,00077930</text:p>
          </table:table-cell>
          <table:table-cell table:formula="of:=[.B20]/[.C20] - 1" office:value-type="float" office:value="-0.980623636596946" calcext:value-type="float">
            <text:p>-0,9806236366</text:p>
          </table:table-cell>
          <table:table-cell table:number-columns-repeated="6"/>
          <table:table-cell table:style-name="ce12" office:value-type="string" calcext:value-type="string" table:number-columns-spanned="8" table:number-rows-spanned="1">
            <text:p>IMPLEMENTACIÓN PARALLEL FOR CON NO WAIT (tiempo dado en segundos)</text:p>
          </table:table-cell>
          <table:covered-table-cell table:number-columns-repeated="7" table:style-name="ce9"/>
          <table:table-cell/>
          <table:table-cell table:style-name="ce12" office:value-type="string" calcext:value-type="string" table:number-columns-spanned="8" table:number-rows-spanned="1">
            <text:p>IMPLEMENTACIÓN PARALLEL FOR CON SCHEDULE (tiempo dado en segundos)</text:p>
          </table:table-cell>
          <table:covered-table-cell table:number-columns-repeated="7" table:style-name="ce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C13]" office:value-type="float" office:value="0.0107906" calcext:value-type="float">
            <text:p>0,0107906</text:p>
          </table:table-cell>
          <table:table-cell table:formula="of:=[.B21]/[.C21] -1" office:value-type="float" office:value="-0.0983077864066875" calcext:value-type="float">
            <text:p>-0,0983077864</text:p>
          </table:table-cell>
          <table:table-cell table:number-columns-repeated="6"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9" table:formula="of:=[.D13]" office:value-type="float" office:value="0.0720495" calcext:value-type="float">
            <text:p>0,0720495</text:p>
          </table:table-cell>
          <table:table-cell table:formula="of:=[.B22]/[.C22] -1" office:value-type="float" office:value="-0.00411939014149998" calcext:value-type="float">
            <text:p>-0,0041193901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office:value-type="float" office:value="0.012239" calcext:value-type="float">
            <text:p>0,012239</text:p>
          </table:table-cell>
          <table:table-cell office:value-type="float" office:value="0.016752" calcext:value-type="float">
            <text:p>0,016752</text:p>
          </table:table-cell>
          <table:table-cell office:value-type="float" office:value="0.073233" calcext:value-type="float">
            <text:p>0,073233</text:p>
          </table:table-cell>
          <table:table-cell office:value-type="float" office:value="1.258774" calcext:value-type="float">
            <text:p>1,258774</text:p>
          </table:table-cell>
          <table:table-cell office:value-type="float" office:value="7.182133" calcext:value-type="float">
            <text:p>7,182133</text:p>
          </table:table-cell>
          <table:table-cell office:value-type="float" office:value="14.579966" calcext:value-type="float">
            <text:p>14,579966</text:p>
          </table:table-cell>
          <table:table-cell office:value-type="float" office:value="110.839345" calcext:value-type="float">
            <text:p>110,83934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office:value-type="float" office:value="0.014188" calcext:value-type="float">
            <text:p>0,014188</text:p>
          </table:table-cell>
          <table:table-cell office:value-type="float" office:value="0.010929" calcext:value-type="float">
            <text:p>0,010929</text:p>
          </table:table-cell>
          <table:table-cell office:value-type="float" office:value="0.062599" calcext:value-type="float">
            <text:p>0,062599</text:p>
          </table:table-cell>
          <table:table-cell office:value-type="float" office:value="1.362439" calcext:value-type="float">
            <text:p>1,362439</text:p>
          </table:table-cell>
          <table:table-cell office:value-type="float" office:value="7.818949" calcext:value-type="float">
            <text:p>7,818949</text:p>
          </table:table-cell>
          <table:table-cell office:value-type="float" office:value="14.736258" calcext:value-type="float">
            <text:p>14,736258</text:p>
          </table:table-cell>
          <table:table-cell office:value-type="float" office:value="119.453035" calcext:value-type="float">
            <text:p>119,453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E13]" office:value-type="float" office:value="1.367617" calcext:value-type="float">
            <text:p>1,367617</text:p>
          </table:table-cell>
          <table:table-cell table:formula="of:=[.B23]/[.C23] -1" office:value-type="float" office:value="0.292706218188279" calcext:value-type="float">
            <text:p>0,2927062182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12066" calcext:value-type="float">
            <text:p>0,012066</text:p>
          </table:table-cell>
          <table:table-cell office:value-type="float" office:value="0.068017" calcext:value-type="float">
            <text:p>0,068017</text:p>
          </table:table-cell>
          <table:table-cell office:value-type="float" office:value="1.272911" calcext:value-type="float">
            <text:p>1,272911</text:p>
          </table:table-cell>
          <table:table-cell office:value-type="float" office:value="6.836508" calcext:value-type="float">
            <text:p>6,836508</text:p>
          </table:table-cell>
          <table:table-cell office:value-type="float" office:value="13.620551" calcext:value-type="float">
            <text:p>13,620551</text:p>
          </table:table-cell>
          <table:table-cell office:value-type="float" office:value="108.727099" calcext:value-type="float">
            <text:p>108,727099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8369" calcext:value-type="float">
            <text:p>0,008369</text:p>
          </table:table-cell>
          <table:table-cell office:value-type="float" office:value="0.070896" calcext:value-type="float">
            <text:p>0,070896</text:p>
          </table:table-cell>
          <table:table-cell office:value-type="float" office:value="1.345516" calcext:value-type="float">
            <text:p>1,345516</text:p>
          </table:table-cell>
          <table:table-cell office:value-type="float" office:value="7.074968" calcext:value-type="float">
            <text:p>7,074968</text:p>
          </table:table-cell>
          <table:table-cell office:value-type="float" office:value="14.263473" calcext:value-type="float">
            <text:p>14,263473</text:p>
          </table:table-cell>
          <table:table-cell office:value-type="float" office:value="118.54092" calcext:value-type="float">
            <text:p>118,540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F13]" office:value-type="float" office:value="7.0557421" calcext:value-type="float">
            <text:p>7,0557421</text:p>
          </table:table-cell>
          <table:table-cell table:formula="of:=[.B24]/[.C24] -1" office:value-type="float" office:value="0.711499064003487" calcext:value-type="float">
            <text:p>0,711499064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17793" calcext:value-type="float">
            <text:p>0,017793</text:p>
          </table:table-cell>
          <table:table-cell office:value-type="float" office:value="0.067305" calcext:value-type="float">
            <text:p>0,067305</text:p>
          </table:table-cell>
          <table:table-cell office:value-type="float" office:value="1.250096" calcext:value-type="float">
            <text:p>1,250096</text:p>
          </table:table-cell>
          <table:table-cell office:value-type="float" office:value="6.511323" calcext:value-type="float">
            <text:p>6,511323</text:p>
          </table:table-cell>
          <table:table-cell office:value-type="float" office:value="12.727735" calcext:value-type="float">
            <text:p>12,727735</text:p>
          </table:table-cell>
          <table:table-cell office:value-type="float" office:value="108.72871" calcext:value-type="float">
            <text:p>108,7287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8601" calcext:value-type="float">
            <text:p>0,008601</text:p>
          </table:table-cell>
          <table:table-cell office:value-type="float" office:value="0.063297" calcext:value-type="float">
            <text:p>0,063297</text:p>
          </table:table-cell>
          <table:table-cell office:value-type="float" office:value="1.407802" calcext:value-type="float">
            <text:p>1,407802</text:p>
          </table:table-cell>
          <table:table-cell office:value-type="float" office:value="7.158316" calcext:value-type="float">
            <text:p>7,158316</text:p>
          </table:table-cell>
          <table:table-cell office:value-type="float" office:value="14.202477" calcext:value-type="float">
            <text:p>14,202477</text:p>
          </table:table-cell>
          <table:table-cell office:value-type="float" office:value="120.057173" calcext:value-type="float">
            <text:p>120,057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G13]" office:value-type="float" office:value="14.4189203" calcext:value-type="float">
            <text:p>14,4189203</text:p>
          </table:table-cell>
          <table:table-cell table:formula="of:=[.B25]/[.C25] -1" office:value-type="float" office:value="0.73898812659364" calcext:value-type="float">
            <text:p>0,7389881266</text:p>
          </table:table-cell>
          <table:table-cell table:number-columns-repeated="6"/>
          <table:table-cell table:style-name="ce3" office:value-type="float" office:value="4" calcext:value-type="float">
            <text:p>4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16186" calcext:value-type="float">
            <text:p>0,016186</text:p>
          </table:table-cell>
          <table:table-cell office:value-type="float" office:value="0.069225" calcext:value-type="float">
            <text:p>0,069225</text:p>
          </table:table-cell>
          <table:table-cell office:value-type="float" office:value="1.250975" calcext:value-type="float">
            <text:p>1,250975</text:p>
          </table:table-cell>
          <table:table-cell office:value-type="float" office:value="6.394217" calcext:value-type="float">
            <text:p>6,394217</text:p>
          </table:table-cell>
          <table:table-cell office:value-type="float" office:value="12.743509" calcext:value-type="float">
            <text:p>12,743509</text:p>
          </table:table-cell>
          <table:table-cell office:value-type="float" office:value="110.768638" calcext:value-type="float">
            <text:p>110,768638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0.010511" calcext:value-type="float">
            <text:p>0,010511</text:p>
          </table:table-cell>
          <table:table-cell office:value-type="float" office:value="0.017497" calcext:value-type="float">
            <text:p>0,017497</text:p>
          </table:table-cell>
          <table:table-cell office:value-type="float" office:value="0.075086" calcext:value-type="float">
            <text:p>0,075086</text:p>
          </table:table-cell>
          <table:table-cell office:value-type="float" office:value="1.34638" calcext:value-type="float">
            <text:p>1,34638</text:p>
          </table:table-cell>
          <table:table-cell office:value-type="float" office:value="6.922566" calcext:value-type="float">
            <text:p>6,922566</text:p>
          </table:table-cell>
          <table:table-cell office:value-type="float" office:value="13.736142" calcext:value-type="float">
            <text:p>13,736142</text:p>
          </table:table-cell>
          <table:table-cell office:value-type="float" office:value="121.918845" calcext:value-type="float">
            <text:p>121,9188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H13]" office:value-type="float" office:value="124.3949927" calcext:value-type="float">
            <text:p>124,3949927</text:p>
          </table:table-cell>
          <table:table-cell table:formula="of:=[.B26]/[.C26] -1" office:value-type="float" office:value="0.71380525270934" calcext:value-type="float">
            <text:p>0,7138052527</text:p>
          </table:table-cell>
          <table:table-cell table:number-columns-repeated="6"/>
          <table:table-cell table:style-name="ce3" office:value-type="float" office:value="5" calcext:value-type="float">
            <text:p>5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9404" calcext:value-type="float">
            <text:p>0,009404</text:p>
          </table:table-cell>
          <table:table-cell office:value-type="float" office:value="0.075396" calcext:value-type="float">
            <text:p>0,075396</text:p>
          </table:table-cell>
          <table:table-cell office:value-type="float" office:value="1.314724" calcext:value-type="float">
            <text:p>1,314724</text:p>
          </table:table-cell>
          <table:table-cell office:value-type="float" office:value="6.481843" calcext:value-type="float">
            <text:p>6,481843</text:p>
          </table:table-cell>
          <table:table-cell office:value-type="float" office:value="12.925836" calcext:value-type="float">
            <text:p>12,925836</text:p>
          </table:table-cell>
          <table:table-cell office:value-type="float" office:value="109.804505" calcext:value-type="float">
            <text:p>109,80450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926" calcext:value-type="float">
            <text:p>0,00926</text:p>
          </table:table-cell>
          <table:table-cell office:value-type="float" office:value="0.078065" calcext:value-type="float">
            <text:p>0,078065</text:p>
          </table:table-cell>
          <table:table-cell office:value-type="float" office:value="1.407929" calcext:value-type="float">
            <text:p>1,407929</text:p>
          </table:table-cell>
          <table:table-cell office:value-type="float" office:value="6.855966" calcext:value-type="float">
            <text:p>6,855966</text:p>
          </table:table-cell>
          <table:table-cell office:value-type="float" office:value="13.879137" calcext:value-type="float">
            <text:p>13,879137</text:p>
          </table:table-cell>
          <table:table-cell office:value-type="float" office:value="120.348759" calcext:value-type="float">
            <text:p>120,34875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6" calcext:value-type="float">
            <text:p>6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012405" calcext:value-type="float">
            <text:p>0,012405</text:p>
          </table:table-cell>
          <table:table-cell office:value-type="float" office:value="0.076045" calcext:value-type="float">
            <text:p>0,076045</text:p>
          </table:table-cell>
          <table:table-cell office:value-type="float" office:value="1.234467" calcext:value-type="float">
            <text:p>1,234467</text:p>
          </table:table-cell>
          <table:table-cell office:value-type="float" office:value="9.341443" calcext:value-type="float">
            <text:p>9,341443</text:p>
          </table:table-cell>
          <table:table-cell office:value-type="float" office:value="12.847028" calcext:value-type="float">
            <text:p>12,847028</text:p>
          </table:table-cell>
          <table:table-cell office:value-type="float" office:value="109.89856" calcext:value-type="float">
            <text:p>109,8985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00988" calcext:value-type="float">
            <text:p>0,00988</text:p>
          </table:table-cell>
          <table:table-cell office:value-type="float" office:value="0.07517" calcext:value-type="float">
            <text:p>0,07517</text:p>
          </table:table-cell>
          <table:table-cell office:value-type="float" office:value="1.477191" calcext:value-type="float">
            <text:p>1,477191</text:p>
          </table:table-cell>
          <table:table-cell office:value-type="float" office:value="6.867818" calcext:value-type="float">
            <text:p>6,867818</text:p>
          </table:table-cell>
          <table:table-cell office:value-type="float" office:value="14.307547" calcext:value-type="float">
            <text:p>14,307547</text:p>
          </table:table-cell>
          <table:table-cell office:value-type="float" office:value="120.280791" calcext:value-type="float">
            <text:p>120,28079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7" calcext:value-type="float">
            <text:p>7</text:p>
          </table:table-cell>
          <table:table-cell office:value-type="float" office:value="0.000249" calcext:value-type="float">
            <text:p>0,000249</text:p>
          </table:table-cell>
          <table:table-cell office:value-type="float" office:value="0.012145" calcext:value-type="float">
            <text:p>0,012145</text:p>
          </table:table-cell>
          <table:table-cell office:value-type="float" office:value="0.072182" calcext:value-type="float">
            <text:p>0,072182</text:p>
          </table:table-cell>
          <table:table-cell office:value-type="float" office:value="1.359792" calcext:value-type="float">
            <text:p>1,359792</text:p>
          </table:table-cell>
          <table:table-cell office:value-type="float" office:value="6.956344" calcext:value-type="float">
            <text:p>6,956344</text:p>
          </table:table-cell>
          <table:table-cell office:value-type="float" office:value="19.479778" calcext:value-type="float">
            <text:p>19,479778</text:p>
          </table:table-cell>
          <table:table-cell office:value-type="float" office:value="115.912239" calcext:value-type="float">
            <text:p>115,912239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0.000248" calcext:value-type="float">
            <text:p>0,000248</text:p>
          </table:table-cell>
          <table:table-cell office:value-type="float" office:value="0.010009" calcext:value-type="float">
            <text:p>0,010009</text:p>
          </table:table-cell>
          <table:table-cell office:value-type="float" office:value="0.078599" calcext:value-type="float">
            <text:p>0,078599</text:p>
          </table:table-cell>
          <table:table-cell office:value-type="float" office:value="1.39174" calcext:value-type="float">
            <text:p>1,39174</text:p>
          </table:table-cell>
          <table:table-cell office:value-type="float" office:value="6.84611" calcext:value-type="float">
            <text:p>6,84611</text:p>
          </table:table-cell>
          <table:table-cell office:value-type="float" office:value="13.856309" calcext:value-type="float">
            <text:p>13,856309</text:p>
          </table:table-cell>
          <table:table-cell office:value-type="float" office:value="116.101002" calcext:value-type="float">
            <text:p>116,101002</text:p>
          </table:table-cell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interno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6"/>
          <table:table-cell table:style-name="ce3" office:value-type="float" office:value="8" calcext:value-type="float">
            <text:p>8</text:p>
          </table:table-cell>
          <table:table-cell office:value-type="float" office:value="0.002801" calcext:value-type="float">
            <text:p>0,002801</text:p>
          </table:table-cell>
          <table:table-cell office:value-type="float" office:value="0.011372" calcext:value-type="float">
            <text:p>0,011372</text:p>
          </table:table-cell>
          <table:table-cell office:value-type="float" office:value="0.068875" calcext:value-type="float">
            <text:p>0,068875</text:p>
          </table:table-cell>
          <table:table-cell office:value-type="float" office:value="1.348736" calcext:value-type="float">
            <text:p>1,348736</text:p>
          </table:table-cell>
          <table:table-cell office:value-type="float" office:value="6.934793" calcext:value-type="float">
            <text:p>6,934793</text:p>
          </table:table-cell>
          <table:table-cell office:value-type="float" office:value="13.920158" calcext:value-type="float">
            <text:p>13,920158</text:p>
          </table:table-cell>
          <table:table-cell office:value-type="float" office:value="149.505687" calcext:value-type="float">
            <text:p>149,50568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0.000214" calcext:value-type="float">
            <text:p>0,000214</text:p>
          </table:table-cell>
          <table:table-cell office:value-type="float" office:value="0.009916" calcext:value-type="float">
            <text:p>0,009916</text:p>
          </table:table-cell>
          <table:table-cell office:value-type="float" office:value="0.069924" calcext:value-type="float">
            <text:p>0,069924</text:p>
          </table:table-cell>
          <table:table-cell office:value-type="float" office:value="1.393444" calcext:value-type="float">
            <text:p>1,393444</text:p>
          </table:table-cell>
          <table:table-cell office:value-type="float" office:value="6.846253" calcext:value-type="float">
            <text:p>6,846253</text:p>
          </table:table-cell>
          <table:table-cell office:value-type="float" office:value="13.864197" calcext:value-type="float">
            <text:p>13,864197</text:p>
          </table:table-cell>
          <table:table-cell office:value-type="float" office:value="120.386092" calcext:value-type="float">
            <text:p>120,3860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U13]" office:value-type="float" office:value="0.0007985" calcext:value-type="float">
            <text:p>0,00079850</text:p>
          </table:table-cell>
          <table:table-cell table:formula="of:=[.B30]/[.C30] -1" office:value-type="float" office:value="-0.981089542892924" calcext:value-type="float">
            <text:p>-0,9810895429</text:p>
          </table:table-cell>
          <table:table-cell table:number-columns-repeated="6"/>
          <table:table-cell table:style-name="ce3" office:value-type="float" office:value="9" calcext:value-type="float">
            <text:p>9</text:p>
          </table:table-cell>
          <table:table-cell office:value-type="float" office:value="0.031359" calcext:value-type="float">
            <text:p>0,031359</text:p>
          </table:table-cell>
          <table:table-cell office:value-type="float" office:value="0.0307" calcext:value-type="float">
            <text:p>0,0307</text:p>
          </table:table-cell>
          <table:table-cell office:value-type="float" office:value="0.113814" calcext:value-type="float">
            <text:p>0,113814</text:p>
          </table:table-cell>
          <table:table-cell office:value-type="float" office:value="1.990344" calcext:value-type="float">
            <text:p>1,990344</text:p>
          </table:table-cell>
          <table:table-cell office:value-type="float" office:value="13.669656" calcext:value-type="float">
            <text:p>13,669656</text:p>
          </table:table-cell>
          <table:table-cell office:value-type="float" office:value="21.590507" calcext:value-type="float">
            <text:p>21,590507</text:p>
          </table:table-cell>
          <table:table-cell office:value-type="float" office:value="127.734486" calcext:value-type="float">
            <text:p>127,734486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0.000249" calcext:value-type="float">
            <text:p>0,000249</text:p>
          </table:table-cell>
          <table:table-cell office:value-type="float" office:value="0.009698" calcext:value-type="float">
            <text:p>0,009698</text:p>
          </table:table-cell>
          <table:table-cell office:value-type="float" office:value="0.062396" calcext:value-type="float">
            <text:p>0,062396</text:p>
          </table:table-cell>
          <table:table-cell office:value-type="float" office:value="1.334687" calcext:value-type="float">
            <text:p>1,334687</text:p>
          </table:table-cell>
          <table:table-cell office:value-type="float" office:value="6.928355" calcext:value-type="float">
            <text:p>6,928355</text:p>
          </table:table-cell>
          <table:table-cell office:value-type="float" office:value="13.967519" calcext:value-type="float">
            <text:p>13,967519</text:p>
          </table:table-cell>
          <table:table-cell office:value-type="float" office:value="119.134609" calcext:value-type="float">
            <text:p>119,134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V13]" office:value-type="float" office:value="0.0169319" calcext:value-type="float">
            <text:p>0,0169319</text:p>
          </table:table-cell>
          <table:table-cell table:formula="of:=[.B31]/[.C31] -1" office:value-type="float" office:value="-0.425356870758745" calcext:value-type="float">
            <text:p>-0,4253568708</text:p>
          </table:table-cell>
          <table:table-cell table:number-columns-repeated="6"/>
          <table:table-cell table:style-name="ce3" office:value-type="float" office:value="10" calcext:value-type="float">
            <text:p>10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0.012714" calcext:value-type="float">
            <text:p>0,012714</text:p>
          </table:table-cell>
          <table:table-cell office:value-type="float" office:value="0.079529" calcext:value-type="float">
            <text:p>0,079529</text:p>
          </table:table-cell>
          <table:table-cell office:value-type="float" office:value="1.521057" calcext:value-type="float">
            <text:p>1,521057</text:p>
          </table:table-cell>
          <table:table-cell office:value-type="float" office:value="6.990057" calcext:value-type="float">
            <text:p>6,990057</text:p>
          </table:table-cell>
          <table:table-cell office:value-type="float" office:value="14.37871" calcext:value-type="float">
            <text:p>14,37871</text:p>
          </table:table-cell>
          <table:table-cell office:value-type="float" office:value="126.407246" calcext:value-type="float">
            <text:p>126,40724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8942" calcext:value-type="float">
            <text:p>0,008942</text:p>
          </table:table-cell>
          <table:table-cell office:value-type="float" office:value="0.064614" calcext:value-type="float">
            <text:p>0,064614</text:p>
          </table:table-cell>
          <table:table-cell office:value-type="float" office:value="1.342909" calcext:value-type="float">
            <text:p>1,342909</text:p>
          </table:table-cell>
          <table:table-cell office:value-type="float" office:value="7.258795" calcext:value-type="float">
            <text:p>7,258795</text:p>
          </table:table-cell>
          <table:table-cell office:value-type="float" office:value="13.876122" calcext:value-type="float">
            <text:p>13,876122</text:p>
          </table:table-cell>
          <table:table-cell office:value-type="float" office:value="117.865716" calcext:value-type="float">
            <text:p>117,8657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9" table:formula="of:=[.W13]" office:value-type="float" office:value="0.1280401" calcext:value-type="float">
            <text:p>0,1280401</text:p>
          </table:table-cell>
          <table:table-cell table:formula="of:=[.B32]/[.C32] -1" office:value-type="float" office:value="-0.439607591684168" calcext:value-type="float">
            <text:p>-0,4396075917</text:p>
          </table:table-cell>
          <table:table-cell table:number-columns-repeated="6"/>
          <table:table-cell table:style-name="ce2" office:value-type="string" calcext:value-type="string">
            <text:p>Promedio</text:p>
          </table:table-cell>
          <table:table-cell table:style-name="ce9" table:formula="of:=AVERAGE([.L22:.L31])" office:value-type="float" office:value="0.0052281" calcext:value-type="float">
            <text:p>0,0052281</text:p>
          </table:table-cell>
          <table:table-cell table:style-name="ce9" table:formula="of:=AVERAGE([.M22:.M31])" office:value-type="float" office:value="0.0151537" calcext:value-type="float">
            <text:p>0,0151537</text:p>
          </table:table-cell>
          <table:table-cell table:style-name="ce9" table:formula="of:=AVERAGE([.N22:.N31])" office:value-type="float" office:value="0.0763621" calcext:value-type="float">
            <text:p>0,0763621</text:p>
          </table:table-cell>
          <table:table-cell table:style-name="ce9" table:formula="of:=AVERAGE([.O22:.O31])" office:value-type="float" office:value="1.3801876" calcext:value-type="float">
            <text:p>1,3801876</text:p>
          </table:table-cell>
          <table:table-cell table:style-name="ce9" table:formula="of:=AVERAGE([.P22:.P31])" office:value-type="float" office:value="7.7298317" calcext:value-type="float">
            <text:p>7,7298317</text:p>
          </table:table-cell>
          <table:table-cell table:style-name="ce9" table:formula="of:=AVERAGE([.Q22:.Q31])" office:value-type="float" office:value="14.8813778" calcext:value-type="float">
            <text:p>14,8813778</text:p>
          </table:table-cell>
          <table:table-cell table:style-name="ce9" table:formula="of:=AVERAGE([.R22:.R31])" office:value-type="float" office:value="117.8326515" calcext:value-type="float">
            <text:p>117,8326515</text:p>
          </table:table-cell>
          <table:table-cell/>
          <table:table-cell table:style-name="ce2" office:value-type="string" calcext:value-type="string">
            <text:p>Promedio</text:p>
          </table:table-cell>
          <table:table-cell table:style-name="ce9" table:formula="of:=AVERAGE([.U22:.U31])" office:value-type="float" office:value="0.0026404" calcext:value-type="float">
            <text:p>0,0026404</text:p>
          </table:table-cell>
          <table:table-cell table:style-name="ce9" table:formula="of:=AVERAGE([.V22:.V31])" office:value-type="float" office:value="0.0103101" calcext:value-type="float">
            <text:p>0,0103101</text:p>
          </table:table-cell>
          <table:table-cell table:style-name="ce9" table:formula="of:=AVERAGE([.W22:.W31])" office:value-type="float" office:value="0.0700646" calcext:value-type="float">
            <text:p>0,0700646</text:p>
          </table:table-cell>
          <table:table-cell table:style-name="ce9" table:formula="of:=AVERAGE([.X22:.X31])" office:value-type="float" office:value="1.3810037" calcext:value-type="float">
            <text:p>1,3810037</text:p>
          </table:table-cell>
          <table:table-cell table:style-name="ce9" table:formula="of:=AVERAGE([.Y22:.Y31])" office:value-type="float" office:value="7.0578096" calcext:value-type="float">
            <text:p>7,0578096</text:p>
          </table:table-cell>
          <table:table-cell table:style-name="ce9" table:formula="of:=AVERAGE([.Z22:.Z31])" office:value-type="float" office:value="14.0689181" calcext:value-type="float">
            <text:p>14,0689181</text:p>
          </table:table-cell>
          <table:table-cell table:style-name="ce9" table:formula="of:=AVERAGE([.AA22:.AA31])" office:value-type="float" office:value="119.4086942" calcext:value-type="float">
            <text:p>119,40869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X13]" office:value-type="float" office:value="2.0777511" calcext:value-type="float">
            <text:p>2,0777511</text:p>
          </table:table-cell>
          <table:table-cell table:formula="of:=[.B33]/[.C33] -1" office:value-type="float" office:value="-0.149115117782876" calcext:value-type="float">
            <text:p>-0,1491151178</text:p>
          </table:table-cell>
          <table:table-cell table:number-columns-repeated="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Y13]" office:value-type="float" office:value="9.4421511" calcext:value-type="float">
            <text:p>9,4421511</text:p>
          </table:table-cell>
          <table:table-cell table:formula="of:=[.B34]/[.C34] -1" office:value-type="float" office:value="0.278934839329143" calcext:value-type="float">
            <text:p>0,2789348393</text:p>
          </table:table-cell>
          <table:table-cell table:number-columns-repeated="6"/>
          <table:table-cell table:style-name="ce12" office:value-type="string" calcext:value-type="string" table:number-columns-spanned="8" table:number-rows-spanned="1">
            <text:p>IMPLEMENTACIÓN PARALLEL FOR CON RANDOM ACCESS (tiempo dado en segundos)</text:p>
          </table:table-cell>
          <table:covered-table-cell table:number-columns-repeated="7" table:style-name="ce9"/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Z13]" office:value-type="float" office:value="18.2061966" calcext:value-type="float">
            <text:p>18,2061966</text:p>
          </table:table-cell>
          <table:table-cell table:formula="of:=[.B35]/[.C35] -1" office:value-type="float" office:value="0.377241592568543" calcext:value-type="float">
            <text:p>0,3772415926</text:p>
          </table:table-cell>
          <table:table-cell table:number-columns-repeated="6"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AA13]" office:value-type="float" office:value="140.9196646" calcext:value-type="float">
            <text:p>140,9196646</text:p>
          </table:table-cell>
          <table:table-cell table:formula="of:=[.B36]/[.C36] -1" office:value-type="float" office:value="0.512839194622949" calcext:value-type="float">
            <text:p>0,5128391946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office:value-type="float" office:value="0.012257" calcext:value-type="float">
            <text:p>0,012257</text:p>
          </table:table-cell>
          <table:table-cell office:value-type="float" office:value="0.016335" calcext:value-type="float">
            <text:p>0,016335</text:p>
          </table:table-cell>
          <table:table-cell office:value-type="float" office:value="0.061441" calcext:value-type="float">
            <text:p>0,061441</text:p>
          </table:table-cell>
          <table:table-cell office:value-type="float" office:value="1.398439" calcext:value-type="float">
            <text:p>1,398439</text:p>
          </table:table-cell>
          <table:table-cell office:value-type="float" office:value="7.92616" calcext:value-type="float">
            <text:p>7,92616</text:p>
          </table:table-cell>
          <table:table-cell office:value-type="float" office:value="15.14299" calcext:value-type="float">
            <text:p>15,14299</text:p>
          </table:table-cell>
          <table:table-cell office:value-type="float" office:value="116.552701" calcext:value-type="float">
            <text:p>116,552701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2" calcext:value-type="float">
            <text:p>2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12315" calcext:value-type="float">
            <text:p>0,012315</text:p>
          </table:table-cell>
          <table:table-cell office:value-type="float" office:value="0.069906" calcext:value-type="float">
            <text:p>0,069906</text:p>
          </table:table-cell>
          <table:table-cell office:value-type="float" office:value="1.361142" calcext:value-type="float">
            <text:p>1,361142</text:p>
          </table:table-cell>
          <table:table-cell office:value-type="float" office:value="6.997263" calcext:value-type="float">
            <text:p>6,997263</text:p>
          </table:table-cell>
          <table:table-cell office:value-type="float" office:value="14.021271" calcext:value-type="float">
            <text:p>14,021271</text:p>
          </table:table-cell>
          <table:table-cell office:value-type="float" office:value="117.437858" calcext:value-type="float">
            <text:p>117,437858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3" calcext:value-type="float">
            <text:p>3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10908" calcext:value-type="float">
            <text:p>0,010908</text:p>
          </table:table-cell>
          <table:table-cell office:value-type="float" office:value="0.068438" calcext:value-type="float">
            <text:p>0,068438</text:p>
          </table:table-cell>
          <table:table-cell office:value-type="float" office:value="1.355567" calcext:value-type="float">
            <text:p>1,355567</text:p>
          </table:table-cell>
          <table:table-cell office:value-type="float" office:value="7.082522" calcext:value-type="float">
            <text:p>7,082522</text:p>
          </table:table-cell>
          <table:table-cell office:value-type="float" office:value="14.115727" calcext:value-type="float">
            <text:p>14,115727</text:p>
          </table:table-cell>
          <table:table-cell office:value-type="float" office:value="119.41474" calcext:value-type="float">
            <text:p>119,41474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4" calcext:value-type="float">
            <text:p>4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13496" calcext:value-type="float">
            <text:p>0,013496</text:p>
          </table:table-cell>
          <table:table-cell office:value-type="float" office:value="0.070819" calcext:value-type="float">
            <text:p>0,070819</text:p>
          </table:table-cell>
          <table:table-cell office:value-type="float" office:value="1.345959" calcext:value-type="float">
            <text:p>1,345959</text:p>
          </table:table-cell>
          <table:table-cell office:value-type="float" office:value="6.951288" calcext:value-type="float">
            <text:p>6,951288</text:p>
          </table:table-cell>
          <table:table-cell office:value-type="float" office:value="14.085087" calcext:value-type="float">
            <text:p>14,085087</text:p>
          </table:table-cell>
          <table:table-cell office:value-type="float" office:value="117.64945" calcext:value-type="float">
            <text:p>117,64945</text:p>
          </table:table-cell>
          <table:table-cell table:number-columns-repeated="9"/>
        </table:table-row>
        <table:table-row table:style-name="ro3">
          <table:table-cell table:style-name="Default" office:value-type="string" calcext:value-type="string">
            <text:p>Dimensiones</text:p>
          </table:table-cell>
          <table:table-cell table:style-name="ce10" office:value-type="string" calcext:value-type="string">
            <text:p>Parallel for simple</text:p>
          </table:table-cell>
          <table:table-cell table:style-name="ce10" office:value-type="string" calcext:value-type="string">
            <text:p>Parallel for interno</text:p>
          </table:table-cell>
          <table:table-cell table:style-name="ce10" office:value-type="string" calcext:value-type="string">
            <text:p>Parallel for con no wait</text:p>
          </table:table-cell>
          <table:table-cell table:style-name="ce10" office:value-type="string" calcext:value-type="string">
            <text:p>Parallel for con schedule</text:p>
          </table:table-cell>
          <table:table-cell table:style-name="ce10" office:value-type="string" calcext:value-type="string">
            <text:p>Parallel for con random access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10904" calcext:value-type="float">
            <text:p>0,010904</text:p>
          </table:table-cell>
          <table:table-cell office:value-type="float" office:value="0.070647" calcext:value-type="float">
            <text:p>0,070647</text:p>
          </table:table-cell>
          <table:table-cell office:value-type="float" office:value="1.364017" calcext:value-type="float">
            <text:p>1,364017</text:p>
          </table:table-cell>
          <table:table-cell office:value-type="float" office:value="6.993157" calcext:value-type="float">
            <text:p>6,993157</text:p>
          </table:table-cell>
          <table:table-cell office:value-type="float" office:value="14.498272" calcext:value-type="float">
            <text:p>14,498272</text:p>
          </table:table-cell>
          <table:table-cell office:value-type="float" office:value="119.348253" calcext:value-type="float">
            <text:p>119,348253</text:p>
          </table:table-cell>
          <table:table-cell table:number-columns-repeated="9"/>
        </table:table-row>
        <table:table-row table:style-name="ro1">
          <table:table-cell table:style-name="Default" table:formula="of:=[.A30]" office:value-type="float" office:value="10" calcext:value-type="float">
            <text:p>10</text:p>
          </table:table-cell>
          <table:table-cell table:style-name="Default" table:formula="of:=[.D20]" office:value-type="float" office:value="-0.980623636596946" calcext:value-type="float">
            <text:p>-0,9806236366</text:p>
          </table:table-cell>
          <table:table-cell table:formula="of:=[.D30]" office:value-type="float" office:value="-0.981089542892924" calcext:value-type="float">
            <text:p>-0,9810895429</text:p>
          </table:table-cell>
          <table:table-cell table:style-name="Default" table:formula="of:=[.D51]" office:value-type="float" office:value="-0.997111761442972" calcext:value-type="float">
            <text:p>-0,9971117614</text:p>
          </table:table-cell>
          <table:table-cell table:formula="of:=[.D62]" office:value-type="float" office:value="-0.99428116951977" calcext:value-type="float">
            <text:p>-0,9942811695</text:p>
          </table:table-cell>
          <table:table-cell table:formula="of:=[.D73]" office:value-type="float" office:value="-0.98961699786839" calcext:value-type="float">
            <text:p>-0,9896169979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office:value-type="float" office:value="0.000277" calcext:value-type="float">
            <text:p>0,000277</text:p>
          </table:table-cell>
          <table:table-cell office:value-type="float" office:value="0.009069" calcext:value-type="float">
            <text:p>0,009069</text:p>
          </table:table-cell>
          <table:table-cell office:value-type="float" office:value="0.07642" calcext:value-type="float">
            <text:p>0,07642</text:p>
          </table:table-cell>
          <table:table-cell office:value-type="float" office:value="1.341284" calcext:value-type="float">
            <text:p>1,341284</text:p>
          </table:table-cell>
          <table:table-cell office:value-type="float" office:value="7.023576" calcext:value-type="float">
            <text:p>7,023576</text:p>
          </table:table-cell>
          <table:table-cell office:value-type="float" office:value="13.985775" calcext:value-type="float">
            <text:p>13,985775</text:p>
          </table:table-cell>
          <table:table-cell office:value-type="float" office:value="118.179141" calcext:value-type="float">
            <text:p>118,179141</text:p>
          </table:table-cell>
          <table:table-cell table:number-columns-repeated="9"/>
        </table:table-row>
        <table:table-row table:style-name="ro1">
          <table:table-cell table:style-name="Default" table:formula="of:=[.A31]" office:value-type="float" office:value="100" calcext:value-type="float">
            <text:p>100</text:p>
          </table:table-cell>
          <table:table-cell table:style-name="Default" table:formula="of:=[.D21]" office:value-type="float" office:value="-0.0983077864066875" calcext:value-type="float">
            <text:p>-0,0983077864</text:p>
          </table:table-cell>
          <table:table-cell table:formula="of:=[.D31]" office:value-type="float" office:value="-0.425356870758745" calcext:value-type="float">
            <text:p>-0,4253568708</text:p>
          </table:table-cell>
          <table:table-cell table:style-name="Default" table:formula="of:=[.D52]" office:value-type="float" office:value="-0.3579257871015" calcext:value-type="float">
            <text:p>-0,3579257871</text:p>
          </table:table-cell>
          <table:table-cell table:formula="of:=[.D63]" office:value-type="float" office:value="-0.056284614116255" calcext:value-type="float">
            <text:p>-0,0562846141</text:p>
          </table:table-cell>
          <table:table-cell table:formula="of:=[.D74]" office:value-type="float" office:value="-0.144617927348173" calcext:value-type="float">
            <text:p>-0,1446179273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office:value-type="float" office:value="0.000273" calcext:value-type="float">
            <text:p>0,000273</text:p>
          </table:table-cell>
          <table:table-cell office:value-type="float" office:value="0.009728" calcext:value-type="float">
            <text:p>0,009728</text:p>
          </table:table-cell>
          <table:table-cell office:value-type="float" office:value="0.072604" calcext:value-type="float">
            <text:p>0,072604</text:p>
          </table:table-cell>
          <table:table-cell office:value-type="float" office:value="1.407177" calcext:value-type="float">
            <text:p>1,407177</text:p>
          </table:table-cell>
          <table:table-cell office:value-type="float" office:value="6.857793" calcext:value-type="float">
            <text:p>6,857793</text:p>
          </table:table-cell>
          <table:table-cell office:value-type="float" office:value="13.838578" calcext:value-type="float">
            <text:p>13,838578</text:p>
          </table:table-cell>
          <table:table-cell office:value-type="float" office:value="116.651974" calcext:value-type="float">
            <text:p>116,651974</text:p>
          </table:table-cell>
          <table:table-cell table:number-columns-repeated="9"/>
        </table:table-row>
        <table:table-row table:style-name="ro1">
          <table:table-cell table:style-name="Default" table:formula="of:=[.A32]" office:value-type="float" office:value="200" calcext:value-type="float">
            <text:p>200</text:p>
          </table:table-cell>
          <table:table-cell table:style-name="Default" table:formula="of:=[.D22]" office:value-type="float" office:value="-0.00411939014149998" calcext:value-type="float">
            <text:p>-0,0041193901</text:p>
          </table:table-cell>
          <table:table-cell table:formula="of:=[.D32]" office:value-type="float" office:value="-0.439607591684168" calcext:value-type="float">
            <text:p>-0,4396075917</text:p>
          </table:table-cell>
          <table:table-cell table:style-name="Default" table:formula="of:=[.D53]" office:value-type="float" office:value="-0.0603624049102891" calcext:value-type="float">
            <text:p>-0,0603624049</text:p>
          </table:table-cell>
          <table:table-cell table:formula="of:=[.D64]" office:value-type="float" office:value="0.0240934794461114" calcext:value-type="float">
            <text:p>0,0240934794</text:p>
          </table:table-cell>
          <table:table-cell table:formula="of:=[.D75]" office:value-type="float" office:value="0.0242265061272848" calcext:value-type="float">
            <text:p>0,0242265061</text:p>
          </table:table-cell>
          <table:table-cell table:number-columns-repeated="4"/>
          <table:table-cell table:style-name="ce3" office:value-type="float" office:value="8" calcext:value-type="float">
            <text:p>8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962" calcext:value-type="float">
            <text:p>0,00962</text:p>
          </table:table-cell>
          <table:table-cell office:value-type="float" office:value="0.069473" calcext:value-type="float">
            <text:p>0,069473</text:p>
          </table:table-cell>
          <table:table-cell office:value-type="float" office:value="1.398811" calcext:value-type="float">
            <text:p>1,398811</text:p>
          </table:table-cell>
          <table:table-cell office:value-type="float" office:value="6.935246" calcext:value-type="float">
            <text:p>6,935246</text:p>
          </table:table-cell>
          <table:table-cell office:value-type="float" office:value="13.899659" calcext:value-type="float">
            <text:p>13,899659</text:p>
          </table:table-cell>
          <table:table-cell office:value-type="float" office:value="117.178745" calcext:value-type="float">
            <text:p>117,178745</text:p>
          </table:table-cell>
          <table:table-cell table:number-columns-repeated="9"/>
        </table:table-row>
        <table:table-row table:style-name="ro1">
          <table:table-cell table:style-name="Default" table:formula="of:=[.A33]" office:value-type="float" office:value="500" calcext:value-type="float">
            <text:p>500</text:p>
          </table:table-cell>
          <table:table-cell table:style-name="Default" table:formula="of:=[.D23]" office:value-type="float" office:value="0.292706218188279" calcext:value-type="float">
            <text:p>0,2927062182</text:p>
          </table:table-cell>
          <table:table-cell table:formula="of:=[.D33]" office:value-type="float" office:value="-0.149115117782876" calcext:value-type="float">
            <text:p>-0,1491151178</text:p>
          </table:table-cell>
          <table:table-cell table:style-name="Default" table:formula="of:=[.D54]" office:value-type="float" office:value="0.28093238919115" calcext:value-type="float">
            <text:p>0,2809323892</text:p>
          </table:table-cell>
          <table:table-cell table:formula="of:=[.D65]" office:value-type="float" office:value="0.280175426032529" calcext:value-type="float">
            <text:p>0,280175426</text:p>
          </table:table-cell>
          <table:table-cell table:formula="of:=[.D76]" office:value-type="float" office:value="0.285470227411109" calcext:value-type="float">
            <text:p>0,2854702274</text:p>
          </table:table-cell>
          <table:table-cell table:number-columns-repeated="4"/>
          <table:table-cell table:style-name="ce3" office:value-type="float" office:value="9" calcext:value-type="float">
            <text:p>9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11041" calcext:value-type="float">
            <text:p>0,011041</text:p>
          </table:table-cell>
          <table:table-cell office:value-type="float" office:value="0.067425" calcext:value-type="float">
            <text:p>0,067425</text:p>
          </table:table-cell>
          <table:table-cell office:value-type="float" office:value="1.38501" calcext:value-type="float">
            <text:p>1,38501</text:p>
          </table:table-cell>
          <table:table-cell office:value-type="float" office:value="6.880587" calcext:value-type="float">
            <text:p>6,880587</text:p>
          </table:table-cell>
          <table:table-cell office:value-type="float" office:value="13.86811" calcext:value-type="float">
            <text:p>13,86811</text:p>
          </table:table-cell>
          <table:table-cell office:value-type="float" office:value="116.022548" calcext:value-type="float">
            <text:p>116,022548</text:p>
          </table:table-cell>
          <table:table-cell table:number-columns-repeated="9"/>
        </table:table-row>
        <table:table-row table:style-name="ro1">
          <table:table-cell table:style-name="Default" table:formula="of:=[.A34]" office:value-type="float" office:value="800" calcext:value-type="float">
            <text:p>800</text:p>
          </table:table-cell>
          <table:table-cell table:style-name="Default" table:formula="of:=[.D24]" office:value-type="float" office:value="0.711499064003487" calcext:value-type="float">
            <text:p>0,711499064</text:p>
          </table:table-cell>
          <table:table-cell table:formula="of:=[.D34]" office:value-type="float" office:value="0.278934839329143" calcext:value-type="float">
            <text:p>0,2789348393</text:p>
          </table:table-cell>
          <table:table-cell table:style-name="Default" table:formula="of:=[.D55]" office:value-type="float" office:value="0.562245656655112" calcext:value-type="float">
            <text:p>0,5622456567</text:p>
          </table:table-cell>
          <table:table-cell table:formula="of:=[.D66]" office:value-type="float" office:value="0.710997701043111" calcext:value-type="float">
            <text:p>0,710997701</text:p>
          </table:table-cell>
          <table:table-cell table:formula="of:=[.D77]" office:value-type="float" office:value="0.711669339602061" calcext:value-type="float">
            <text:p>0,7116693396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office:value-type="float" office:value="0.000286" calcext:value-type="float">
            <text:p>0,000286</text:p>
          </table:table-cell>
          <table:table-cell office:value-type="float" office:value="0.010332" calcext:value-type="float">
            <text:p>0,010332</text:p>
          </table:table-cell>
          <table:table-cell office:value-type="float" office:value="0.073382" calcext:value-type="float">
            <text:p>0,073382</text:p>
          </table:table-cell>
          <table:table-cell office:value-type="float" office:value="1.395748" calcext:value-type="float">
            <text:p>1,395748</text:p>
          </table:table-cell>
          <table:table-cell office:value-type="float" office:value="6.90281" calcext:value-type="float">
            <text:p>6,90281</text:p>
          </table:table-cell>
          <table:table-cell office:value-type="float" office:value="13.887996" calcext:value-type="float">
            <text:p>13,887996</text:p>
          </table:table-cell>
          <table:table-cell office:value-type="float" office:value="116.520009" calcext:value-type="float">
            <text:p>116,520009</text:p>
          </table:table-cell>
          <table:table-cell table:number-columns-repeated="9"/>
        </table:table-row>
        <table:table-row table:style-name="ro1">
          <table:table-cell table:style-name="Default" table:formula="of:=[.A35]" office:value-type="float" office:value="1000" calcext:value-type="float">
            <text:p>1000</text:p>
          </table:table-cell>
          <table:table-cell table:style-name="Default" table:formula="of:=[.D25]" office:value-type="float" office:value="0.73898812659364" calcext:value-type="float">
            <text:p>0,7389881266</text:p>
          </table:table-cell>
          <table:table-cell table:formula="of:=[.D35]" office:value-type="float" office:value="0.377241592568543" calcext:value-type="float">
            <text:p>0,3772415926</text:p>
          </table:table-cell>
          <table:table-cell table:style-name="Default" table:formula="of:=[.D56]" office:value-type="float" office:value="0.6849468871088" calcext:value-type="float">
            <text:p>0,6849468871</text:p>
          </table:table-cell>
          <table:table-cell table:formula="of:=[.D67]" office:value-type="float" office:value="0.78225013620628" calcext:value-type="float">
            <text:p>0,7822501362</text:p>
          </table:table-cell>
          <table:table-cell table:formula="of:=[.D78]" office:value-type="float" office:value="0.774000036011569" calcext:value-type="float">
            <text:p>0,774000036</text:p>
          </table:table-cell>
          <table:table-cell table:number-columns-repeated="4"/>
          <table:table-cell table:style-name="ce2" office:value-type="string" calcext:value-type="string">
            <text:p>Promedio</text:p>
          </table:table-cell>
          <table:table-cell table:style-name="ce9" table:formula="of:=AVERAGE([.L36:.L45])" office:value-type="float" office:value="0.0014543" calcext:value-type="float">
            <text:p>0,0014543</text:p>
          </table:table-cell>
          <table:table-cell table:style-name="ce9" table:formula="of:=AVERAGE([.M36:.M45])" office:value-type="float" office:value="0.0113748" calcext:value-type="float">
            <text:p>0,0113748</text:p>
          </table:table-cell>
          <table:table-cell table:style-name="ce9" table:formula="of:=AVERAGE([.N36:.N45])" office:value-type="float" office:value="0.0700555" calcext:value-type="float">
            <text:p>0,0700555</text:p>
          </table:table-cell>
          <table:table-cell table:style-name="ce9" table:formula="of:=AVERAGE([.O36:.O45])" office:value-type="float" office:value="1.3753154" calcext:value-type="float">
            <text:p>1,3753154</text:p>
          </table:table-cell>
          <table:table-cell table:style-name="ce9" table:formula="of:=AVERAGE([.P36:.P45])" office:value-type="float" office:value="7.0550402" calcext:value-type="float">
            <text:p>7,0550402</text:p>
          </table:table-cell>
          <table:table-cell table:style-name="ce9" table:formula="of:=AVERAGE([.Q36:.Q45])" office:value-type="float" office:value="14.1343465" calcext:value-type="float">
            <text:p>14,1343465</text:p>
          </table:table-cell>
          <table:table-cell table:style-name="ce9" table:formula="of:=AVERAGE([.R36:.R45])" office:value-type="float" office:value="117.4955419" calcext:value-type="float">
            <text:p>117,4955419</text:p>
          </table:table-cell>
          <table:table-cell table:number-columns-repeated="9"/>
        </table:table-row>
        <table:table-row table:style-name="ro1">
          <table:table-cell table:style-name="Default" table:formula="of:=[.A36]" office:value-type="float" office:value="2000" calcext:value-type="float">
            <text:p>2000</text:p>
          </table:table-cell>
          <table:table-cell table:style-name="Default" table:formula="of:=[.D26]" office:value-type="float" office:value="0.71380525270934" calcext:value-type="float">
            <text:p>0,7138052527</text:p>
          </table:table-cell>
          <table:table-cell table:formula="of:=[.D36]" office:value-type="float" office:value="0.512839194622949" calcext:value-type="float">
            <text:p>0,5128391946</text:p>
          </table:table-cell>
          <table:table-cell table:style-name="Default" table:formula="of:=[.D57]" office:value-type="float" office:value="0.809250570076495" calcext:value-type="float">
            <text:p>0,8092505701</text:p>
          </table:table-cell>
          <table:table-cell table:formula="of:=[.D68]" office:value-type="float" office:value="0.78537076657857" calcext:value-type="float">
            <text:p>0,7853707666</text:p>
          </table:table-cell>
          <table:table-cell table:formula="of:=[.D79]" office:value-type="float" office:value="0.814441539249584" calcext:value-type="float">
            <text:p>0,8144415392</text:p>
          </table:table-cell>
          <table:table-cell table:number-columns-repeated="21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con no wait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L32]" office:value-type="float" office:value="0.0052281" calcext:value-type="float">
            <text:p>0,00522810</text:p>
          </table:table-cell>
          <table:table-cell table:formula="of:=[.B51]/[.C51] - 1" office:value-type="float" office:value="-0.997111761442972" calcext:value-type="float">
            <text:p>-0,9971117614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M32]" office:value-type="float" office:value="0.0151537" calcext:value-type="float">
            <text:p>0,0151537</text:p>
          </table:table-cell>
          <table:table-cell table:formula="of:=[.B52]/[.C52] -1" office:value-type="float" office:value="-0.3579257871015" calcext:value-type="float">
            <text:p>-0,3579257871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7" table:formula="of:=[.N32]" office:value-type="float" office:value="0.0763621" calcext:value-type="float">
            <text:p>0,07636210</text:p>
          </table:table-cell>
          <table:table-cell table:formula="of:=[.B53]/[.C53] -1" office:value-type="float" office:value="-0.0603624049102891" calcext:value-type="float">
            <text:p>-0,0603624049</text:p>
          </table:table-cell>
          <table:table-cell table:number-columns-repeated="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O32]" office:value-type="float" office:value="1.3801876" calcext:value-type="float">
            <text:p>1,3801876</text:p>
          </table:table-cell>
          <table:table-cell table:formula="of:=[.B54]/[.C54] -1" office:value-type="float" office:value="0.28093238919115" calcext:value-type="float">
            <text:p>0,2809323892</text:p>
          </table:table-cell>
          <table:table-cell table:number-columns-repeated="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P32]" office:value-type="float" office:value="7.7298317" calcext:value-type="float">
            <text:p>7,7298317</text:p>
          </table:table-cell>
          <table:table-cell table:formula="of:=[.B55]/[.C55] -1" office:value-type="float" office:value="0.562245656655112" calcext:value-type="float">
            <text:p>0,5622456567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Q32]" office:value-type="float" office:value="14.8813778" calcext:value-type="float">
            <text:p>14,8813778</text:p>
          </table:table-cell>
          <table:table-cell table:formula="of:=[.B56]/[.C56] -1" office:value-type="float" office:value="0.6849468871088" calcext:value-type="float">
            <text:p>0,6849468871</text:p>
          </table:table-cell>
          <table:table-cell table:number-columns-repeated="2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R32]" office:value-type="float" office:value="117.8326515" calcext:value-type="float">
            <text:p>117,8326515</text:p>
          </table:table-cell>
          <table:table-cell table:formula="of:=[.B57]/[.C57] -1" office:value-type="float" office:value="0.809250570076495" calcext:value-type="float">
            <text:p>0,8092505701</text:p>
          </table:table-cell>
          <table:table-cell table:number-columns-repeated="2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con schedule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U32]" office:value-type="float" office:value="0.0026404" calcext:value-type="float">
            <text:p>0,00264040</text:p>
          </table:table-cell>
          <table:table-cell table:formula="of:=[.B62]/[.C62] - 1" office:value-type="float" office:value="-0.99428116951977" calcext:value-type="float">
            <text:p>-0,9942811695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V32]" office:value-type="float" office:value="0.0103101" calcext:value-type="float">
            <text:p>0,0103101</text:p>
          </table:table-cell>
          <table:table-cell table:formula="of:=[.B63]/[.C63] -1" office:value-type="float" office:value="-0.056284614116255" calcext:value-type="float">
            <text:p>-0,0562846141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7" table:formula="of:=[.W32]" office:value-type="float" office:value="0.0700646" calcext:value-type="float">
            <text:p>0,07006460</text:p>
          </table:table-cell>
          <table:table-cell table:formula="of:=[.B64]/[.C64] -1" office:value-type="float" office:value="0.0240934794461114" calcext:value-type="float">
            <text:p>0,0240934794</text:p>
          </table:table-cell>
          <table:table-cell table:number-columns-repeated="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X32]" office:value-type="float" office:value="1.3810037" calcext:value-type="float">
            <text:p>1,3810037</text:p>
          </table:table-cell>
          <table:table-cell table:formula="of:=[.B65]/[.C65] -1" office:value-type="float" office:value="0.280175426032529" calcext:value-type="float">
            <text:p>0,280175426</text:p>
          </table:table-cell>
          <table:table-cell table:number-columns-repeated="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Y32]" office:value-type="float" office:value="7.0578096" calcext:value-type="float">
            <text:p>7,0578096</text:p>
          </table:table-cell>
          <table:table-cell table:formula="of:=[.B66]/[.C66] -1" office:value-type="float" office:value="0.710997701043111" calcext:value-type="float">
            <text:p>0,710997701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Z32]" office:value-type="float" office:value="14.0689181" calcext:value-type="float">
            <text:p>14,0689181</text:p>
          </table:table-cell>
          <table:table-cell table:formula="of:=[.B67]/[.C67] -1" office:value-type="float" office:value="0.78225013620628" calcext:value-type="float">
            <text:p>0,7822501362</text:p>
          </table:table-cell>
          <table:table-cell table:number-columns-repeated="2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AA32]" office:value-type="float" office:value="119.4086942" calcext:value-type="float">
            <text:p>119,4086942</text:p>
          </table:table-cell>
          <table:table-cell table:formula="of:=[.B68]/[.C68] -1" office:value-type="float" office:value="0.78537076657857" calcext:value-type="float">
            <text:p>0,7853707666</text:p>
          </table:table-cell>
          <table:table-cell table:number-columns-repeated="2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4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con random access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L46]" office:value-type="float" office:value="0.0014543" calcext:value-type="float">
            <text:p>0,00145430</text:p>
          </table:table-cell>
          <table:table-cell table:formula="of:=[.B73]/[.C73] - 1" office:value-type="float" office:value="-0.98961699786839" calcext:value-type="float">
            <text:p>-0,9896169979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M46]" office:value-type="float" office:value="0.0113748" calcext:value-type="float">
            <text:p>0,0113748</text:p>
          </table:table-cell>
          <table:table-cell table:formula="of:=[.B74]/[.C74] -1" office:value-type="float" office:value="-0.144617927348173" calcext:value-type="float">
            <text:p>-0,1446179273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7" table:formula="of:=[.N46]" office:value-type="float" office:value="0.0700555" calcext:value-type="float">
            <text:p>0,07005550</text:p>
          </table:table-cell>
          <table:table-cell table:formula="of:=[.B75]/[.C75] -1" office:value-type="float" office:value="0.0242265061272848" calcext:value-type="float">
            <text:p>0,0242265061</text:p>
          </table:table-cell>
          <table:table-cell table:number-columns-repeated="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O46]" office:value-type="float" office:value="1.3753154" calcext:value-type="float">
            <text:p>1,3753154</text:p>
          </table:table-cell>
          <table:table-cell table:formula="of:=[.B76]/[.C76] -1" office:value-type="float" office:value="0.285470227411109" calcext:value-type="float">
            <text:p>0,2854702274</text:p>
          </table:table-cell>
          <table:table-cell table:number-columns-repeated="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P46]" office:value-type="float" office:value="7.0550402" calcext:value-type="float">
            <text:p>7,0550402</text:p>
          </table:table-cell>
          <table:table-cell table:formula="of:=[.B77]/[.C77] -1" office:value-type="float" office:value="0.711669339602061" calcext:value-type="float">
            <text:p>0,7116693396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Q46]" office:value-type="float" office:value="14.1343465" calcext:value-type="float">
            <text:p>14,1343465</text:p>
          </table:table-cell>
          <table:table-cell table:formula="of:=[.B78]/[.C78] -1" office:value-type="float" office:value="0.774000036011569" calcext:value-type="float">
            <text:p>0,774000036</text:p>
          </table:table-cell>
          <table:table-cell table:number-columns-repeated="2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R46]" office:value-type="float" office:value="117.4955419" calcext:value-type="float">
            <text:p>117,4955419</text:p>
          </table:table-cell>
          <table:table-cell table:formula="of:=[.B79]/[.C79] -1" office:value-type="float" office:value="0.814441539249584" calcext:value-type="float">
            <text:p>0,8144415392</text:p>
          </table:table-cell>
          <table:table-cell table:number-columns-repeated="2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1">
          <table:table-cell table:style-name="ce4"/>
          <table:table-cell table:style-name="ce8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7"/>
          <table:table-cell table:number-columns-repeated="24"/>
        </table:table-row>
        <table:table-row table:style-name="ro1">
          <table:table-cell table:number-columns-repeated="2"/>
          <table:table-cell table:style-name="ce9"/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 table:number-columns-repeated="24"/>
        </table:table-row>
        <table:table-row table:style-name="ro1" table:number-rows-repeated="3">
          <table:table-cell table:number-columns-repeated="2"/>
          <table:table-cell table:style-name="ce9"/>
          <table:table-cell table:number-columns-repeated="24"/>
        </table:table-row>
        <table:table-row table:style-name="ro1">
          <table:table-cell table:number-columns-repeated="2"/>
          <table:table-cell table:style-name="ce9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/00/0000</text:date>, <text:time style:data-style-name="N2" text:time-value="19:48:45.846115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2:21:41.233724089</meta:creation-date>
    <dc:date>2020-04-15T21:36:53.702045744</dc:date>
    <meta:editing-duration>PT2H45M7S</meta:editing-duration>
    <meta:editing-cycles>17</meta:editing-cycles>
    <meta:generator>LibreOffice/5.1.6.2$Linux_X86_64 LibreOffice_project/10m0$Build-2</meta:generator>
    <meta:document-statistic meta:table-count="1" meta:cell-count="7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Speed up rate parallel for simple</text:p>
        </chart:title>
        <chart:legend chart:legend-position="end" svg:x="12.407cm" svg:y="4.201cm" style:legend-expansion="high" chart:style-name="ch3"/>
        <chart:plot-area chart:style-name="ch4" table:cell-range-address="Hoja1.A19:Hoja1.A26 Hoja1.D19:Hoja1.D26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20:Hoja1.D26" chart:label-cell-address="Hoja1.D19:Hoja1.D19" chart:class="chart:scatter">
            <chart:domain table:cell-range-address="Hoja1.A20:Hoja1.A26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19:Hoja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0:Hoja1.A26</svg:desc>
                </draw:g>
              </table:table-cell>
              <table:table-cell office:value-type="float" office:value="-0.980623636596946">
                <text:p>-0.980623636596946</text:p>
                <draw:g>
                  <svg:desc>Hoja1.D20:Hoja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0983077864066875">
                <text:p>-0.098307786406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00411939014149998">
                <text:p>-0.0041193901414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92706218188279">
                <text:p>0.292706218188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711499064003487">
                <text:p>0.711499064003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73898812659364">
                <text:p>0.73898812659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71380525270934">
                <text:p>0.71380525270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Speed up rate parallel for interno</text:p>
        </chart:title>
        <chart:legend chart:legend-position="end" svg:x="12.407cm" svg:y="4.201cm" style:legend-expansion="high" chart:style-name="ch3"/>
        <chart:plot-area chart:style-name="ch4" table:cell-range-address="Hoja1.A29:Hoja1.A36 Hoja1.D29:Hoja1.D36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30:Hoja1.D36" chart:label-cell-address="Hoja1.D29:Hoja1.D29" chart:class="chart:scatter">
            <chart:domain table:cell-range-address="Hoja1.A30:Hoja1.A36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29:Hoja1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30:Hoja1.A36</svg:desc>
                </draw:g>
              </table:table-cell>
              <table:table-cell office:value-type="float" office:value="-0.981089542892924">
                <text:p>-0.981089542892924</text:p>
                <draw:g>
                  <svg:desc>Hoja1.D30:Hoja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425356870758745">
                <text:p>-0.425356870758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439607591684168">
                <text:p>-0.439607591684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-0.149115117782876">
                <text:p>-0.149115117782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278934839329143">
                <text:p>0.278934839329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377241592568543">
                <text:p>0.377241592568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512839194622949">
                <text:p>0.512839194622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39cm" svg:y="0.316cm" chart:style-name="ch2">
          <text:p>Speed up rate parallel for con no wait</text:p>
        </chart:title>
        <chart:legend chart:legend-position="end" svg:x="12.407cm" svg:y="4.201cm" style:legend-expansion="high" chart:style-name="ch3"/>
        <chart:plot-area chart:style-name="ch4" table:cell-range-address="Hoja1.A50:Hoja1.A57 Hoja1.D50:Hoja1.D57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51:Hoja1.D57" chart:label-cell-address="Hoja1.D50:Hoja1.D50" chart:class="chart:scatter">
            <chart:domain table:cell-range-address="Hoja1.A51:Hoja1.A5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50:Hoja1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51:Hoja1.A57</svg:desc>
                </draw:g>
              </table:table-cell>
              <table:table-cell office:value-type="float" office:value="-0.997111761442972">
                <text:p>-0.997111761442972</text:p>
                <draw:g>
                  <svg:desc>Hoja1.D51:Hoja1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3579257871015">
                <text:p>-0.3579257871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0603624049102891">
                <text:p>-0.0603624049102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8093238919115">
                <text:p>0.28093238919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562245656655112">
                <text:p>0.562245656655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6849468871088">
                <text:p>0.6849468871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809250570076495">
                <text:p>0.809250570076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34cm" svg:y="0.316cm" chart:style-name="ch2">
          <text:p>Speed up rate for con schedule</text:p>
        </chart:title>
        <chart:legend chart:legend-position="end" svg:x="12.407cm" svg:y="4.201cm" style:legend-expansion="high" chart:style-name="ch3"/>
        <chart:plot-area chart:style-name="ch4" table:cell-range-address="Hoja1.A61:Hoja1.A68 Hoja1.D61:Hoja1.D68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62:Hoja1.D68" chart:label-cell-address="Hoja1.D61:Hoja1.D61" chart:class="chart:scatter">
            <chart:domain table:cell-range-address="Hoja1.A62:Hoja1.A6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61:Hoja1.D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62:Hoja1.A68</svg:desc>
                </draw:g>
              </table:table-cell>
              <table:table-cell office:value-type="float" office:value="-0.99428116951977">
                <text:p>-0.99428116951977</text:p>
                <draw:g>
                  <svg:desc>Hoja1.D62:Hoja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056284614116255">
                <text:p>-0.056284614116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240934794461114">
                <text:p>0.0240934794461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80175426032529">
                <text:p>0.280175426032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710997701043111">
                <text:p>0.710997701043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78225013620628">
                <text:p>0.78225013620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78537076657857">
                <text:p>0.785370766578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19cm" svg:y="0.316cm" chart:style-name="ch2">
          <text:p>Speed up rate parallel for con random access</text:p>
        </chart:title>
        <chart:legend chart:legend-position="end" svg:x="12.407cm" svg:y="4.201cm" style:legend-expansion="high" chart:style-name="ch3"/>
        <chart:plot-area chart:style-name="ch4" table:cell-range-address="Hoja1.A72:Hoja1.A79 Hoja1.D72:Hoja1.D79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73:Hoja1.D79" chart:label-cell-address="Hoja1.D72:Hoja1.D72" chart:class="chart:scatter">
            <chart:domain table:cell-range-address="Hoja1.A73:Hoja1.A7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72:Hoja1.D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73:Hoja1.A79</svg:desc>
                </draw:g>
              </table:table-cell>
              <table:table-cell office:value-type="float" office:value="-0.98961699786839">
                <text:p>-0.98961699786839</text:p>
                <draw:g>
                  <svg:desc>Hoja1.D73:Hoja1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144617927348173">
                <text:p>-0.144617927348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242265061272848">
                <text:p>0.0242265061272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85470227411109">
                <text:p>0.285470227411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711669339602061">
                <text:p>0.71166933960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774000036011569">
                <text:p>0.774000036011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814441539249584">
                <text:p>0.8144415392495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Comparativo de speed up rate</text:p>
        </chart:title>
        <chart:legend chart:legend-position="end" svg:x="9.893cm" svg:y="3.205cm" style:legend-expansion="high" chart:style-name="ch3"/>
        <chart:plot-area chart:style-name="ch4" table:cell-range-address="Hoja1.A40:Hoja1.F47" chart:data-source-has-labels="row" svg:x="1.331cm" svg:y="1.275cm" svg:width="8.242cm" svg:height="6.564cm">
          <chartooo:coordinate-region svg:x="2.164cm" svg:y="1.474cm" svg:width="7.037cm" svg:height="6.166cm"/>
          <chart:axis chart:dimension="x" chart:name="primary-x" chart:style-name="ch5">
            <chart:title svg:x="4.442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B41:Hoja1.B47" chart:label-cell-address="Hoja1.B40:Hoja1.B40" chart:class="chart:scatter">
            <chart:domain table:cell-range-address="Hoja1.A41:Hoja1.A47"/>
            <chart:data-point chart:repeated="7"/>
          </chart:series>
          <chart:series chart:style-name="ch10" chart:values-cell-range-address="Hoja1.C41:Hoja1.C47" chart:label-cell-address="Hoja1.C40:Hoja1.C40" chart:class="chart:scatter">
            <chart:data-point chart:repeated="7"/>
          </chart:series>
          <chart:series chart:style-name="ch11" chart:values-cell-range-address="Hoja1.D41:Hoja1.D47" chart:label-cell-address="Hoja1.D40:Hoja1.D40" chart:class="chart:scatter">
            <chart:data-point chart:repeated="7"/>
          </chart:series>
          <chart:series chart:style-name="ch12" chart:values-cell-range-address="Hoja1.E41:Hoja1.E47" chart:label-cell-address="Hoja1.E40:Hoja1.E40" chart:class="chart:scatter">
            <chart:data-point chart:repeated="7"/>
          </chart:series>
          <chart:series chart:style-name="ch13" chart:values-cell-range-address="Hoja1.F41:Hoja1.F47" chart:label-cell-address="Hoja1.F40:Hoja1.F40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arallel for simple</text:p>
                <draw:g>
                  <svg:desc>Hoja1.B40:Hoja1.B40</svg:desc>
                </draw:g>
              </table:table-cell>
              <table:table-cell office:value-type="string">
                <text:p>Parallel for interno</text:p>
                <draw:g>
                  <svg:desc>Hoja1.C40:Hoja1.C40</svg:desc>
                </draw:g>
              </table:table-cell>
              <table:table-cell office:value-type="string">
                <text:p>Parallel for con no wait</text:p>
                <draw:g>
                  <svg:desc>Hoja1.D40:Hoja1.D40</svg:desc>
                </draw:g>
              </table:table-cell>
              <table:table-cell office:value-type="string">
                <text:p>Parallel for con schedule</text:p>
                <draw:g>
                  <svg:desc>Hoja1.E40:Hoja1.E40</svg:desc>
                </draw:g>
              </table:table-cell>
              <table:table-cell office:value-type="string">
                <text:p>Parallel for con random access</text:p>
                <draw:g>
                  <svg:desc>Hoja1.F40:Hoja1.F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41:Hoja1.A47</svg:desc>
                </draw:g>
              </table:table-cell>
              <table:table-cell office:value-type="float" office:value="-0.980623636596946">
                <text:p>-0.980623636596946</text:p>
                <draw:g>
                  <svg:desc>Hoja1.B41:Hoja1.B47</svg:desc>
                </draw:g>
              </table:table-cell>
              <table:table-cell office:value-type="float" office:value="-0.981089542892924">
                <text:p>-0.981089542892924</text:p>
                <draw:g>
                  <svg:desc>Hoja1.C41:Hoja1.C47</svg:desc>
                </draw:g>
              </table:table-cell>
              <table:table-cell office:value-type="float" office:value="-0.997111761442972">
                <text:p>-0.997111761442972</text:p>
                <draw:g>
                  <svg:desc>Hoja1.D41:Hoja1.D47</svg:desc>
                </draw:g>
              </table:table-cell>
              <table:table-cell office:value-type="float" office:value="-0.99428116951977">
                <text:p>-0.99428116951977</text:p>
                <draw:g>
                  <svg:desc>Hoja1.E41:Hoja1.E47</svg:desc>
                </draw:g>
              </table:table-cell>
              <table:table-cell office:value-type="float" office:value="-0.98961699786839">
                <text:p>-0.98961699786839</text:p>
                <draw:g>
                  <svg:desc>Hoja1.F41:Hoja1.F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0983077864066875">
                <text:p>-0.0983077864066875</text:p>
              </table:table-cell>
              <table:table-cell office:value-type="float" office:value="-0.425356870758745">
                <text:p>-0.425356870758745</text:p>
              </table:table-cell>
              <table:table-cell office:value-type="float" office:value="-0.3579257871015">
                <text:p>-0.3579257871015</text:p>
              </table:table-cell>
              <table:table-cell office:value-type="float" office:value="-0.056284614116255">
                <text:p>-0.056284614116255</text:p>
              </table:table-cell>
              <table:table-cell office:value-type="float" office:value="-0.144617927348173">
                <text:p>-0.144617927348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00411939014149998">
                <text:p>-0.00411939014149998</text:p>
              </table:table-cell>
              <table:table-cell office:value-type="float" office:value="-0.439607591684168">
                <text:p>-0.439607591684168</text:p>
              </table:table-cell>
              <table:table-cell office:value-type="float" office:value="-0.0603624049102891">
                <text:p>-0.0603624049102891</text:p>
              </table:table-cell>
              <table:table-cell office:value-type="float" office:value="0.0240934794461114">
                <text:p>0.0240934794461114</text:p>
              </table:table-cell>
              <table:table-cell office:value-type="float" office:value="0.0242265061272848">
                <text:p>0.0242265061272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92706218188279">
                <text:p>0.292706218188279</text:p>
              </table:table-cell>
              <table:table-cell office:value-type="float" office:value="-0.149115117782876">
                <text:p>-0.149115117782876</text:p>
              </table:table-cell>
              <table:table-cell office:value-type="float" office:value="0.28093238919115">
                <text:p>0.28093238919115</text:p>
              </table:table-cell>
              <table:table-cell office:value-type="float" office:value="0.280175426032529">
                <text:p>0.280175426032529</text:p>
              </table:table-cell>
              <table:table-cell office:value-type="float" office:value="0.285470227411109">
                <text:p>0.285470227411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711499064003487">
                <text:p>0.711499064003487</text:p>
              </table:table-cell>
              <table:table-cell office:value-type="float" office:value="0.278934839329143">
                <text:p>0.278934839329143</text:p>
              </table:table-cell>
              <table:table-cell office:value-type="float" office:value="0.562245656655112">
                <text:p>0.562245656655112</text:p>
              </table:table-cell>
              <table:table-cell office:value-type="float" office:value="0.710997701043111">
                <text:p>0.710997701043111</text:p>
              </table:table-cell>
              <table:table-cell office:value-type="float" office:value="0.711669339602061">
                <text:p>0.71166933960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73898812659364">
                <text:p>0.73898812659364</text:p>
              </table:table-cell>
              <table:table-cell office:value-type="float" office:value="0.377241592568543">
                <text:p>0.377241592568543</text:p>
              </table:table-cell>
              <table:table-cell office:value-type="float" office:value="0.6849468871088">
                <text:p>0.6849468871088</text:p>
              </table:table-cell>
              <table:table-cell office:value-type="float" office:value="0.78225013620628">
                <text:p>0.78225013620628</text:p>
              </table:table-cell>
              <table:table-cell office:value-type="float" office:value="0.774000036011569">
                <text:p>0.774000036011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71380525270934">
                <text:p>0.71380525270934</text:p>
              </table:table-cell>
              <table:table-cell office:value-type="float" office:value="0.512839194622949">
                <text:p>0.512839194622949</text:p>
              </table:table-cell>
              <table:table-cell office:value-type="float" office:value="0.809250570076495">
                <text:p>0.809250570076495</text:p>
              </table:table-cell>
              <table:table-cell office:value-type="float" office:value="0.78537076657857">
                <text:p>0.78537076657857</text:p>
              </table:table-cell>
              <table:table-cell office:value-type="float" office:value="0.814441539249584">
                <text:p>0.8144415392495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